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CEC000009B1613EB8FB25183FC0.png" manifest:media-type="image/png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" manifest:version="1.3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85/content.xml" manifest:media-type="text/xml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meta.xml" manifest:media-type="text/xml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" manifest:version="1.3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3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Replacements/Object 5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5" manifest:media-type="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5" manifest:media-type="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" manifest:media-type=""/>
  <manifest:file-entry manifest:full-path="ObjectReplacements/Object 8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wiss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/>
    <style:font-face style:name="Roboto-Regular1" svg:font-family="Roboto-Regular" style:font-pitch="variable"/>
    <style:font-face style:name="WenQuanYi Zen Hei" svg:font-family="'WenQuanYi Zen Hei'" style:font-family-generic="swiss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/>
      <style:paragraph-properties style:writing-mode="lr-tb"/>
    </style:style>
    <style:style style:name="gr3" style:family="graphic" style:parent-style-name="Объект_20_без_20_заливки_20_и_20_линий_5f_37">
      <style:graphic-properties draw:textarea-horizontal-align="center" draw:textarea-vertical-align="middle" draw:ole-draw-aspect="1" style:protect="size"/>
      <style:paragraph-properties style:writing-mode="lr-tb"/>
    </style:style>
    <style:style style:name="gr4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/>
      <style:paragraph-properties style:writing-mode="lr-tb"/>
    </style:style>
    <style:style style:name="gr5" style:family="graphic" style:parent-style-name="standard" style:list-style-name="L2">
      <style:graphic-properties draw:stroke="none" draw:fill="solid" draw:fill-color="#dee6ef" fo:min-height="5.35cm"/>
      <style:paragraph-properties style:writing-mode="lr-tb"/>
    </style:style>
    <style:style style:name="gr6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/>
      <style:paragraph-properties style:writing-mode="lr-tb"/>
    </style:style>
    <style:style style:name="gr7" style:family="graphic" style:parent-style-name="standard" style:list-style-name="L2">
      <style:graphic-properties draw:stroke="none" draw:fill="solid" draw:fill-color="#dee6ef" fo:min-height="5.35cm"/>
      <style:paragraph-properties style:writing-mode="lr-tb"/>
    </style:style>
    <style:style style:name="gr8" style:family="graphic" style:parent-style-name="Обычный_5f_1_5f_1_5f_1_5f_6">
      <style:graphic-properties draw:stroke="none" svg:stroke-color="#000000" draw:fill="solid" draw:fill-color="#ccf4c6" draw:auto-grow-height="true" draw:auto-grow-width="false" fo:max-height="0cm" fo:min-height="4.35cm"/>
      <style:paragraph-properties style:writing-mode="lr-tb"/>
    </style:style>
    <style:style style:name="gr9" style:family="graphic" style:parent-style-name="Объект_20_без_20_заливки_20_и_20_линий_5f_37">
      <style:graphic-properties draw:textarea-horizontal-align="center" draw:textarea-vertical-align="middle" draw:ole-draw-aspect="1" style:protect="size"/>
    </style:style>
    <style:style style:name="gr10" style:family="graphic" style:parent-style-name="Объект_20_без_20_заливки_20_и_20_линий_5f_37_5f_1">
      <style:graphic-properties draw:textarea-horizontal-align="center" draw:textarea-vertical-align="middle" draw:ole-draw-aspect="1" style:protect="size"/>
    </style:style>
    <style:style style:name="gr11" style:family="graphic" style:parent-style-name="Обычный_5f_1_5f_1_5f_1_5f_7">
      <style:graphic-properties draw:stroke="none" svg:stroke-color="#000000" draw:fill="solid" draw:fill-color="#fde9a9" draw:auto-grow-height="true" draw:auto-grow-width="false" fo:max-height="0cm" fo:min-height="2.75cm"/>
      <style:paragraph-properties style:writing-mode="lr-tb"/>
    </style:style>
    <style:style style:name="gr12" style:family="graphic" style:parent-style-name="Объект_20_без_20_заливки_20_и_20_линий_5f_38">
      <style:graphic-properties draw:fill="solid" draw:fill-color="#fde9a9"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none" draw:fill="solid" draw:fill-color="#aadcf7" fo:min-height="5.15cm"/>
      <style:paragraph-properties style:writing-mode="lr-tb"/>
    </style:style>
    <style:style style:name="gr14" style:family="graphic" style:parent-style-name="Объект_20_без_20_заливки_20_и_20_линий_5f_38">
      <style:graphic-properties draw:fill="none" draw:fill-color="#fde9a9" draw:textarea-horizontal-align="center" draw:textarea-vertical-align="middle" draw:ole-draw-aspect="1" style:protect="size"/>
    </style:style>
    <style:style style:name="gr15" style:family="graphic" style:parent-style-name="Обычный_5f_1">
      <style:graphic-properties draw:stroke="none" svg:stroke-color="#000000" draw:fill="solid" draw:fill-color="#ccf4c6" draw:auto-grow-height="true" draw:auto-grow-width="false" fo:max-height="0cm" fo:min-height="4.423cm"/>
      <style:paragraph-properties style:writing-mode="lr-tb"/>
    </style:style>
    <style:style style:name="gr16" style:family="graphic" style:parent-style-name="standard">
      <style:graphic-properties draw:stroke="none" draw:fill="solid" draw:fill-color="#f9cfb5" fo:min-height="3.686cm"/>
      <style:paragraph-properties style:writing-mode="lr-tb"/>
    </style:style>
    <style:style style:name="gr17" style:family="graphic" style:parent-style-name="standard">
      <style:graphic-properties draw:stroke="none" draw:fill="solid" draw:fill-color="#aadcf7" fo:min-height="4.423cm"/>
      <style:paragraph-properties style:writing-mode="lr-tb"/>
    </style:style>
    <style:style style:name="gr18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9" style:family="graphic" style:parent-style-name="Обычный_5f_1" style:list-style-name="L2">
      <style:graphic-properties draw:stroke="none" svg:stroke-color="#000000" draw:fill="solid" draw:fill-color="#f9cfb5" draw:auto-grow-height="true" draw:auto-grow-width="false" fo:max-height="0cm" fo:min-height="2.949cm"/>
      <style:paragraph-properties style:writing-mode="lr-tb"/>
    </style:style>
    <style:style style:name="gr20" style:family="graphic" style:parent-style-name="Обычный_5f_1" style:list-style-name="L2">
      <style:graphic-properties draw:stroke="none" svg:stroke-color="#000000" draw:fill="solid" draw:fill-color="#f9cfb5" draw:auto-grow-height="true" draw:auto-grow-width="false" fo:max-height="0cm" fo:min-height="2.949cm"/>
      <style:paragraph-properties style:writing-mode="lr-tb"/>
    </style:style>
    <style:style style:name="gr21" style:family="graphic" style:parent-style-name="standard">
      <style:graphic-properties draw:stroke="none" draw:fill="solid" draw:fill-color="#fde9a9" fo:min-height="3.939cm"/>
      <style:paragraph-properties style:writing-mode="lr-tb"/>
    </style:style>
    <style:style style:name="gr22" style:family="graphic" style:parent-style-name="Объект_20_без_20_заливки_20_и_20_линий_5f_40">
      <style:graphic-properties draw:textarea-horizontal-align="center" draw:textarea-vertical-align="middle" draw:ole-draw-aspect="1" style:protect="size"/>
    </style:style>
    <style:style style:name="gr23" style:family="graphic" style:parent-style-name="Обычный_5f_1">
      <style:graphic-properties draw:stroke="none" svg:stroke-color="#000000" draw:fill="solid" draw:fill-color="#ccf4c6" draw:auto-grow-height="true" draw:auto-grow-width="false" fo:max-height="0cm" fo:min-height="10.75cm"/>
      <style:paragraph-properties style:writing-mode="lr-tb"/>
    </style:style>
    <style:style style:name="gr24" style:family="graphic" style:parent-style-name="Обычный_5f_1">
      <style:graphic-properties draw:stroke="none" draw:fill="solid" draw:fill-color="#ffd74c" fo:min-height="5.089cm"/>
      <style:paragraph-properties style:writing-mode="lr-tb"/>
    </style:style>
    <style:style style:name="gr25" style:family="graphic" style:parent-style-name="Объект_20_без_20_заливки_20_и_20_линий_5f_41">
      <style:graphic-properties draw:textarea-horizontal-align="center" draw:textarea-vertical-align="middle" draw:ole-draw-aspect="1" style:protect="size"/>
    </style:style>
    <style:style style:name="gr26" style:family="graphic" style:parent-style-name="Обычный_5f_1_5f_1_5f_1_5f_5">
      <style:graphic-properties draw:stroke="none" svg:stroke-color="#000000" draw:fill="solid" draw:fill-color="#aadcf7" draw:auto-grow-height="true" draw:auto-grow-width="false" fo:max-height="0cm" fo:min-height="10.582cm"/>
      <style:paragraph-properties style:writing-mode="lr-tb"/>
    </style:style>
    <style:style style:name="gr27" style:family="graphic" style:parent-style-name="Обычный_5f_2_5f_2_5f_1" style:list-style-name="L2">
      <style:graphic-properties draw:stroke="none" svg:stroke-color="#000000" draw:fill="none" draw:fill-color="#ffffff" draw:auto-grow-height="true" draw:auto-grow-width="false" fo:max-height="0cm" fo:min-height="9.9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subtitle">
      <style:graphic-properties draw:fill-color="#ffffff" fo:min-height="10.117cm"/>
      <style:paragraph-properties style:writing-mode="lr-tb"/>
    </style:style>
    <style:style style:name="pr5" style:family="presentation" style:parent-style-name="Inspiration-title">
      <style:graphic-properties fo:min-height="1.33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line-height="200%" fo:text-align="start">
        <style:tab-stops/>
      </style:paragraph-properties>
    </style:style>
    <style:style style:name="P5" style:family="paragraph">
      <style:paragraph-properties fo:margin-left="0cm" fo:margin-right="0cm" fo:line-height="200%" fo:text-align="start" fo:text-indent="0cm">
        <style:tab-stops/>
      </style:paragraph-properties>
    </style:style>
    <style:style style:name="P6" style:family="paragraph">
      <loext:graphic-properties draw:fill-color="#ffffff"/>
      <style:paragraph-properties fo:text-align="start" style:writing-mode="lr-tb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ffe994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solid" draw:fill-color="#dee6ef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solid" draw:fill-color="#ccf4c6"/>
      <style:paragraph-properties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6" style:family="paragraph">
      <loext:graphic-properties draw:fill="solid" draw:fill-color="#fde9a9"/>
      <style:paragraph-properties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7" style:family="paragraph">
      <loext:graphic-properties draw:fill="solid" draw:fill-color="#fde9a9"/>
      <style:paragraph-properties fo:text-align="center"/>
    </style:style>
    <style:style style:name="P18" style:family="paragraph">
      <loext:graphic-properties draw:fill="solid" draw:fill-color="#aadcf7"/>
      <style:paragraph-properties style:writing-mode="lr-tb"/>
    </style:style>
    <style:style style:name="P19" style:family="paragraph">
      <loext:graphic-properties draw:fill="none" draw:fill-color="#fde9a9"/>
      <style:paragraph-properties fo:text-align="center"/>
    </style:style>
    <style:style style:name="P20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21" style:family="paragraph">
      <style:paragraph-properties fo:text-align="end"/>
    </style:style>
    <style:style style:name="P22" style:family="paragraph">
      <loext:graphic-properties draw:fill="solid" draw:fill-color="#ccf4c6"/>
      <style:paragraph-properties fo:text-align="end" style:writing-mode="lr-tb"/>
      <style:text-properties fo:font-size="18pt"/>
    </style:style>
    <style:style style:name="P23" style:family="paragraph">
      <loext:graphic-properties draw:fill="solid" draw:fill-color="#f9cfb5"/>
      <style:paragraph-properties style:writing-mode="lr-tb"/>
    </style:style>
    <style:style style:name="P24" style:family="paragraph">
      <loext:graphic-properties draw:fill="solid" draw:fill-color="#f9cfb5"/>
      <style:paragraph-properties fo:margin-left="0cm" fo:margin-right="0cm" fo:margin-top="0cm" fo:margin-bottom="0cm" fo:line-height="100%" fo:text-indent="0cm" style:writing-mode="lr-tb"/>
    </style:style>
    <style:style style:name="P25" style:family="paragraph">
      <loext:graphic-properties draw:fill="solid" draw:fill-color="#fde9a9"/>
      <style:paragraph-properties style:writing-mode="lr-tb"/>
    </style:style>
    <style:style style:name="P26" style:family="paragraph">
      <loext:graphic-properties draw:fill="solid" draw:fill-color="#ccf4c6"/>
      <style:paragraph-properties style:writing-mode="lr-tb"/>
    </style:style>
    <style:style style:name="P27" style:family="paragraph">
      <loext:graphic-properties draw:fill="solid" draw:fill-color="#ffd74c"/>
      <style:paragraph-properties style:writing-mode="lr-tb"/>
    </style:style>
    <style:style style:name="P28" style:family="paragraph">
      <loext:graphic-properties draw:fill="solid" draw:fill-color="#aadcf7"/>
      <style:paragraph-properties fo:text-align="center" style:writing-mode="lr-tb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30" style:family="paragraph">
      <style:paragraph-properties fo:text-align="start" style:text-autospace="none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writing-mode="lr-tb"/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1" style:font-size-asian="36pt" style:font-style-asian="normal" style:font-weight-asian="normal" style:font-name-complex="Lohit Hindi1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7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size="18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text-position="0% 100%" style:font-name="DejaVu Sans" fo:font-size="26pt" fo:font-style="normal" fo:text-shadow="none" style:text-underline-style="solid" style:text-underline-width="auto" style:text-underline-color="font-color" fo:font-weight="normal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0% 100%"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7" style:family="text">
      <style:text-properties style:text-position="0% 100%" style:font-name="DejaVu Sans" fo:font-size="18pt" style:font-name-asian="DejaVu Sans" style:font-size-asian="18pt" style:font-name-complex="DejaVu Sans" style:font-size-complex="1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none" style:letter-kerning="true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DejaVu Sans" style:font-name-asian="DejaVu Sans" style:font-name-complex="DejaVu Sans"/>
    </style:style>
    <style:style style:name="T24" style:family="text">
      <style:text-properties style:text-position="0% 100%" style:font-name="DejaVu Sans" fo:font-size="18pt" fo:font-style="italic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22pt" fo:font-style="normal" fo:text-shadow="none" style:text-underline-style="solid" style:text-underline-width="auto" style:text-underline-color="font-color" fo:font-weight="normal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22pt" fo:font-style="normal" fo:text-shadow="none" style:text-underline-style="solid" style:text-underline-width="auto" style:text-underline-color="font-color" fo:font-weight="normal" style:letter-kerning="true" style:font-name-asian="WenQuanYi Zen Hei1" style:font-size-asian="22pt" style:font-style-asian="normal" style:font-weight-asian="normal" style:font-name-complex="Lohit Hind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position="0% 100%" style:font-name="DejaVu Sans" fo:font-size="18pt" fo:font-style="normal" style:font-name-asian="DejaVu Sans" style:font-size-asian="18pt" style:font-style-asian="normal" style:font-name-complex="DejaVu Sans" style:font-size-complex="18pt" style:font-style-complex="normal"/>
    </style:style>
    <style:style style:name="T31" style:family="text">
      <style:text-properties fo:font-variant="normal" fo:text-transform="none" fo:color="#0e0e0e" loext:opacity="100%" style:text-outline="false" style:text-line-through-style="none" style:text-line-through-type="none" style:font-name="Roboto-Regular" fo:font-size="22pt" fo:font-style="normal" fo:text-shadow="none" style:text-underline-style="none" fo:font-weight="normal" style:letter-kerning="true" style:font-name-asian="Roboto-Regular" style:font-size-asian="22pt" style:font-style-asian="normal" style:font-weight-asian="normal" style:font-name-complex="Robot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3" style:family="text">
      <style:text-properties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Б</text:span><text:span text:style-name="T1">а</text:span><text:span text:style-name="T1">й</text:span><text:span text:style-name="T1">е</text:span><text:span text:style-name="T1">с</text:span><text:span text:style-name="T1">о</text:span><text:span text:style-name="T1">в</text:span><text:span text:style-name="T1">с</text:span><text:span text:style-name="T1">к</text:span><text:span text:style-name="T1">и</text:span><text:span text:style-name="T1">й</text:span><text:span text:style-name="T1"> </text:span><text:span text:style-name="T1">к</text:span><text:span text:style-name="T1">л</text:span><text:span text:style-name="T1">а</text:span><text:span text:style-name="T1">с</text:span><text:span text:style-name="T1">с</text:span><text:span text:style-name="T1">и</text:span><text:span text:style-name="T1">ф</text:span><text:span text:style-name="T1">и</text:span><text:span text:style-name="T1">к</text:span><text:span text:style-name="T1">а</text:span><text:span text:style-name="T1">т</text:span><text:span text:style-name="T1">о</text:span><text:span text:style-name="T1">р</text:span><text:span text:style-name="T1"> </text:span></text:p>
            <text:p><text:span text:style-name="T1"/></text:p>
            <text:p><text:span text:style-name="T2">Е</text:span><text:span text:style-name="T2">в</text:span><text:span text:style-name="T2">г</text:span><text:span text:style-name="T2">е</text:span><text:span text:style-name="T2">н</text:span><text:span text:style-name="T2">и</text:span><text:span text:style-name="T2">й</text:span><text:span text:style-name="T2"> </text:span><text:span text:style-name="T2">Б</text:span><text:span text:style-name="T2">о</text:span><text:span text:style-name="T2">р</text:span><text:span text:style-name="T2">и</text:span><text:span text:style-name="T2">с</text:span><text:span text:style-name="T2">о</text:span><text:span text:style-name="T2">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2.999cm" svg:height="1.363cm" svg:x="1.583cm" svg:y="1.838cm" presentation:class="title" presentation:user-transformed="true">
          <draw:text-box>
            <text:p><text:span text:style-name="T4">Б</text:span><text:span text:style-name="T4">а</text:span><text:span text:style-name="T4">й</text:span><text:span text:style-name="T4">е</text:span><text:span text:style-name="T4">с</text:span><text:span text:style-name="T4">о</text:span><text:span text:style-name="T4">в</text:span><text:span text:style-name="T4">с</text:span><text:span text:style-name="T4">к</text:span><text:span text:style-name="T4">и</text:span><text:span text:style-name="T4">й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/text:p>
          </draw:text-box>
        </draw:frame>
        <draw:frame presentation:style-name="pr4" draw:text-style-name="P6" draw:layer="layout" svg:width="24.8cm" svg:height="10.117cm" svg:x="1.4cm" svg:y="5.6cm">
          <draw:text-box>
            <text:p text:style-name="P3"><text:span text:style-name="T5">м</text:span><text:span text:style-name="T5">е</text:span><text:span text:style-name="T5">т</text:span><text:span text:style-name="T5">о</text:span><text:span text:style-name="T5">д</text:span><text:span text:style-name="T5">ы</text:span><text:span text:style-name="T5"> </text:span><text:span text:style-name="T5">M</text:span><text:span text:style-name="T5">L</text:span></text:p>
            <text:p text:style-name="P3"><text:span text:style-name="T6"/></text:p>
            <text:list text:style-name="L1">
              <text:list-item>
                <text:p text:style-name="P4"><text:span text:style-name="T7"><text:s/></text:span><text:span text:style-name="T7">м</text:span><text:span text:style-name="T7">е</text:span><text:span text:style-name="T7">т</text:span><text:span text:style-name="T7">р</text:span><text:span text:style-name="T7">и</text:span><text:span text:style-name="T7">ч</text:span><text:span text:style-name="T7">е</text:span><text:span text:style-name="T7">с</text:span><text:span text:style-name="T7">к</text:span><text:span text:style-name="T7">и</text:span><text:span text:style-name="T7">е</text:span><text:span text:style-name="T7"> </text:span><text:span text:style-name="T7">—</text:span><text:span text:style-name="T6"> </text:span><text:span text:style-name="T6">и</text:span><text:span text:style-name="T6">з</text:span><text:span text:style-name="T6">м</text:span><text:span text:style-name="T6">е</text:span><text:span text:style-name="T6">р</text:span><text:span text:style-name="T6">я</text:span><text:span text:style-name="T6">е</text:span><text:span text:style-name="T6">м</text:span><text:span text:style-name="T6"> </text:span><text:span text:style-name="T6">р</text:span><text:span text:style-name="T6">а</text:span><text:span text:style-name="T6">с</text:span><text:span text:style-name="T6">с</text:span><text:span text:style-name="T6">т</text:span><text:span text:style-name="T6">о</text:span><text:span text:style-name="T6">я</text:span><text:span text:style-name="T6">н</text:span><text:span text:style-name="T6">и</text:span><text:span text:style-name="T6">я</text:span><text:span text:style-name="T6">,</text:span><text:span text:style-name="T6"> </text:span><text:span text:style-name="T6">о</text:span><text:span text:style-name="T6">п</text:span><text:span text:style-name="T6">р</text:span><text:span text:style-name="T6">е</text:span><text:span text:style-name="T6">д</text:span><text:span text:style-name="T6">е</text:span><text:span text:style-name="T6">л</text:span><text:span text:style-name="T6">и</text:span><text:span text:style-name="T6">т</text:span><text:span text:style-name="T6">ь</text:span><text:span text:style-name="T6"> </text:span><text:span text:style-name="T6">б</text:span><text:span text:style-name="T6">л</text:span><text:span text:style-name="T6">и</text:span><text:span text:style-name="T6">ж</text:span><text:span text:style-name="T6">а</text:span><text:span text:style-name="T6">й</text:span><text:span text:style-name="T6">ш</text:span><text:span text:style-name="T6">и</text:span><text:span text:style-name="T6">х</text:span></text:p>
              </text:list-item>
              <text:list-item>
                <text:p text:style-name="P4"><text:span text:style-name="T6"><text:s/></text:span><text:span text:style-name="T7">л</text:span><text:span text:style-name="T7">о</text:span><text:span text:style-name="T7">г</text:span><text:span text:style-name="T7">и</text:span><text:span text:style-name="T7">ч</text:span><text:span text:style-name="T7">е</text:span><text:span text:style-name="T7">с</text:span><text:span text:style-name="T7">к</text:span><text:span text:style-name="T7">и</text:span><text:span text:style-name="T7">е</text:span><text:span text:style-name="T6"> </text:span><text:span text:style-name="T6">-</text:span><text:span text:style-name="T6"> </text:span><text:span text:style-name="T6">п</text:span><text:span text:style-name="T6">о</text:span><text:span text:style-name="T6">с</text:span><text:span text:style-name="T6">т</text:span><text:span text:style-name="T6">р</text:span><text:span text:style-name="T6">о</text:span><text:span text:style-name="T6">и</text:span><text:span text:style-name="T6">т</text:span><text:span text:style-name="T6">ь</text:span><text:span text:style-name="T6"> </text:span><text:span text:style-name="T6">п</text:span><text:span text:style-name="T6">р</text:span><text:span text:style-name="T6">а</text:span><text:span text:style-name="T6">в</text:span><text:span text:style-name="T6">и</text:span><text:span text:style-name="T6">л</text:span><text:span text:style-name="T6">о</text:span><text:span text:style-name="T6"> </text:span><text:span text:style-name="T6">(</text:span><text:span text:style-name="T6">к</text:span><text:span text:style-name="T6">о</text:span><text:span text:style-name="T6">м</text:span><text:span text:style-name="T6">б</text:span><text:span text:style-name="T6">и</text:span><text:span text:style-name="T6">н</text:span><text:span text:style-name="T6">а</text:span><text:span text:style-name="T6">ц</text:span><text:span text:style-name="T6">и</text:span><text:span text:style-name="T6">ю</text:span><text:span text:style-name="T6"> </text:span><text:span text:style-name="T6">п</text:span><text:span text:style-name="T6">р</text:span><text:span text:style-name="T6">е</text:span><text:span text:style-name="T6">д</text:span><text:span text:style-name="T6">и</text:span><text:span text:style-name="T6">к</text:span><text:span text:style-name="T6">а</text:span><text:span text:style-name="T6">т</text:span><text:span text:style-name="T6">о</text:span><text:span text:style-name="T6">в</text:span><text:span text:style-name="T6">)</text:span></text:p>
              </text:list-item>
              <text:list-item>
                <text:p text:style-name="P5"><text:span text:style-name="T7"><text:s/></text:span><text:span text:style-name="T8">с</text:span><text:span text:style-name="T8">т</text:span><text:span text:style-name="T8">а</text:span><text:span text:style-name="T8">т</text:span><text:span text:style-name="T8">и</text:span><text:span text:style-name="T8">с</text:span><text:span text:style-name="T8">т</text:span><text:span text:style-name="T8">и</text:span><text:span text:style-name="T8">ч</text:span><text:span text:style-name="T8">е</text:span><text:span text:style-name="T8">с</text:span><text:span text:style-name="T8">к</text:span><text:span text:style-name="T8">и</text:span><text:span text:style-name="T8">е</text:span><text:span text:style-name="T7"> </text:span><text:span text:style-name="T7">-</text:span><text:span text:style-name="T6"> </text:span><text:span text:style-name="T6">в</text:span><text:span text:style-name="T6">о</text:span><text:span text:style-name="T6">с</text:span><text:span text:style-name="T6">с</text:span><text:span text:style-name="T6">т</text:span><text:span text:style-name="T6">а</text:span><text:span text:style-name="T6">н</text:span><text:span text:style-name="T6">о</text:span><text:span text:style-name="T6">в</text:span><text:span text:style-name="T6">и</text:span><text:span text:style-name="T6">т</text:span><text:span text:style-name="T6">ь</text:span><text:span text:style-name="T6"> </text:span><text:span text:style-name="T6">п</text:span><text:span text:style-name="T6">л</text:span><text:span text:style-name="T6">о</text:span><text:span text:style-name="T6">т</text:span><text:span text:style-name="T6">н</text:span><text:span text:style-name="T6">о</text:span><text:span text:style-name="T6">с</text:span><text:span text:style-name="T6">т</text:span><text:span text:style-name="T6">ь</text:span><text:span text:style-name="T6">,</text:span><text:span text:style-name="T6"> </text:span><text:span text:style-name="T6">о</text:span><text:span text:style-name="T6">п</text:span><text:span text:style-name="T6">р</text:span><text:span text:style-name="T6">е</text:span><text:span text:style-name="T6">д</text:span><text:span text:style-name="T6">е</text:span><text:span text:style-name="T6">л</text:span><text:span text:style-name="T6">и</text:span><text:span text:style-name="T6">т</text:span><text:span text:style-name="T6">ь</text:span><text:span text:style-name="T6"> </text:span><text:span text:style-name="T6">в</text:span><text:span text:style-name="T6">е</text:span><text:span text:style-name="T6">р</text:span><text:span text:style-name="T6">о</text:span><text:span text:style-name="T6">я</text:span><text:span text:style-name="T6">т</text:span><text:span text:style-name="T6">н</text:span><text:span text:style-name="T6">о</text:span><text:span text:style-name="T6">с</text:span><text:span text:style-name="T6">т</text:span><text:span text:style-name="T6">ь</text:span></text:p>
              </text:list-item>
              <text:list-item>
                <text:p text:style-name="P4"><text:span text:style-name="T6"><text:s/></text:span><text:span text:style-name="T7">л</text:span><text:span text:style-name="T7">и</text:span><text:span text:style-name="T7">н</text:span><text:span text:style-name="T7">е</text:span><text:span text:style-name="T7">й</text:span><text:span text:style-name="T7">н</text:span><text:span text:style-name="T7">ы</text:span><text:span text:style-name="T7">е</text:span><text:span text:style-name="T6"> </text:span><text:span text:style-name="T6">-</text:span><text:span text:style-name="T6"> </text:span><text:span text:style-name="T6">п</text:span><text:span text:style-name="T6">о</text:span><text:span text:style-name="T6">с</text:span><text:span text:style-name="T6">т</text:span><text:span text:style-name="T6">р</text:span><text:span text:style-name="T6">о</text:span><text:span text:style-name="T6">и</text:span><text:span text:style-name="T6">т</text:span><text:span text:style-name="T6">ь</text:span><text:span text:style-name="T6"> </text:span><text:span text:style-name="T6">р</text:span><text:span text:style-name="T6">а</text:span><text:span text:style-name="T6">з</text:span><text:span text:style-name="T6">д</text:span><text:span text:style-name="T6">е</text:span><text:span text:style-name="T6">л</text:span><text:span text:style-name="T6">я</text:span><text:span text:style-name="T6">ю</text:span><text:span text:style-name="T6">щ</text:span><text:span text:style-name="T6">у</text:span><text:span text:style-name="T6">ю</text:span><text:span text:style-name="T6"> </text:span><text:span text:style-name="T6">п</text:span><text:span text:style-name="T6">о</text:span><text:span text:style-name="T6">в</text:span><text:span text:style-name="T6">е</text:span><text:span text:style-name="T6">р</text:span><text:span text:style-name="T6">х</text:span><text:span text:style-name="T6">н</text:span><text:span text:style-name="T6">о</text:span><text:span text:style-name="T6">с</text:span><text:span text:style-name="T6">т</text:span><text:span text:style-name="T6">ь</text:span></text:p>
              </text:list-item>
              <text:list-item>
                <text:p text:style-name="P5"><text:span text:style-name="T9"><text:s/></text:span><text:span text:style-name="T10">к</text:span><text:span text:style-name="T10">о</text:span><text:span text:style-name="T10">м</text:span><text:span text:style-name="T10">п</text:span><text:span text:style-name="T10">о</text:span><text:span text:style-name="T10">з</text:span><text:span text:style-name="T10">и</text:span><text:span text:style-name="T10">ц</text:span><text:span text:style-name="T10">и</text:span><text:span text:style-name="T10">и</text:span><text:span text:style-name="T9"> </text:span><text:span text:style-name="T9">-</text:span><text:span text:style-name="T9"> </text:span><text:span text:style-name="T9">с</text:span><text:span text:style-name="T9">о</text:span><text:span text:style-name="T9">б</text:span><text:span text:style-name="T9">р</text:span><text:span text:style-name="T9">а</text:span><text:span text:style-name="T9">т</text:span><text:span text:style-name="T9">ь</text:span><text:span text:style-name="T9"> </text:span><text:span text:style-name="T9">н</text:span><text:span text:style-name="T9">е</text:span><text:span text:style-name="T9">с</text:span><text:span text:style-name="T9">к</text:span><text:span text:style-name="T9">о</text:span><text:span text:style-name="T9">л</text:span><text:span text:style-name="T9">ь</text:span><text:span text:style-name="T9">к</text:span><text:span text:style-name="T9">о</text:span><text:span text:style-name="T9"> </text:span><text:span text:style-name="T9">к</text:span><text:span text:style-name="T9">л</text:span><text:span text:style-name="T9">а</text:span><text:span text:style-name="T9">с</text:span><text:span text:style-name="T9">с</text:span><text:span text:style-name="T9">и</text:span><text:span text:style-name="T9">ф</text:span><text:span text:style-name="T9">и</text:span><text:span text:style-name="T9">к</text:span><text:span text:style-name="T9">а</text:span><text:span text:style-name="T9">т</text:span><text:span text:style-name="T9">о</text:span><text:span text:style-name="T9">р</text:span><text:span text:style-name="T9">о</text:span><text:span text:style-name="T9">в</text:span><text:span text:style-name="T9"> </text:span><text:span text:style-name="T9">в</text:span><text:span text:style-name="T9"> </text:span><text:span text:style-name="T9">о</text:span><text:span text:style-name="T9">д</text:span><text:span text:style-name="T9">и</text:span><text:span text:style-name="T9">н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2" draw:text-style-name="P9" draw:layer="layout" svg:width="15.8cm" svg:height="4.6cm" svg:x="2cm" svg:y="4.2cm">
          <draw:text-box>
            <text:p text:style-name="P8"><text:span text:style-name="T11">X</text:span><text:span text:style-name="T11"> </text:span><text:span text:style-name="T11">-</text:span><text:span text:style-name="T11"> </text:span><text:span text:style-name="T11">о</text:span><text:span text:style-name="T11">б</text:span><text:span text:style-name="T11">ъ</text:span><text:span text:style-name="T11">е</text:span><text:span text:style-name="T11">к</text:span><text:span text:style-name="T11">т</text:span><text:span text:style-name="T11">ы</text:span><text:span text:style-name="T11">, </text:span><text:span text:style-name="T11"><text:s text:c="2"/></text:span><text:span text:style-name="T11">Y</text:span><text:span text:style-name="T11"> </text:span><text:span text:style-name="T11">-</text:span><text:span text:style-name="T11"> </text:span><text:span text:style-name="T11">м</text:span><text:span text:style-name="T11">е</text:span><text:span text:style-name="T11">т</text:span><text:span text:style-name="T11">к</text:span><text:span text:style-name="T11">и</text:span><text:span text:style-name="T11"> </text:span><text:span text:style-name="T11">к</text:span><text:span text:style-name="T11">л</text:span><text:span text:style-name="T11">а</text:span><text:span text:style-name="T11">с</text:span><text:span text:style-name="T11">с</text:span><text:span text:style-name="T11">о</text:span><text:span text:style-name="T11">в</text:span><text:span text:style-name="T11"> </text:span></text:p>
            <text:p text:style-name="P8"><text:span text:style-name="T11"/></text:p>
            <text:p text:style-name="P8"><text:span text:style-name="T11">-</text:span><text:span text:style-name="T11"> </text:span><text:span text:style-name="T11">в</text:span><text:span text:style-name="T11">е</text:span><text:span text:style-name="T11">р</text:span><text:span text:style-name="T11">о</text:span><text:span text:style-name="T11">я</text:span><text:span text:style-name="T11">т</text:span><text:span text:style-name="T11">н</text:span><text:span text:style-name="T11">о</text:span><text:span text:style-name="T11">с</text:span><text:span text:style-name="T11">т</text:span><text:span text:style-name="T11">н</text:span><text:span text:style-name="T11">о</text:span><text:span text:style-name="T11">е</text:span><text:span text:style-name="T11"> </text:span><text:span text:style-name="T11">п</text:span><text:span text:style-name="T11">р</text:span><text:span text:style-name="T11">о</text:span><text:span text:style-name="T11">с</text:span><text:span text:style-name="T11">т</text:span><text:span text:style-name="T11">р</text:span><text:span text:style-name="T11">а</text:span><text:span text:style-name="T11">н</text:span><text:span text:style-name="T11">с</text:span><text:span text:style-name="T11">т</text:span><text:span text:style-name="T11">в</text:span><text:span text:style-name="T11">о</text:span><text:span text:style-name="T11"> </text:span></text:p>
            <text:p text:style-name="P8"><text:span text:style-name="T11"><text:s text:c="2"/></text:span><text:span text:style-name="T11"><text:s/></text:span><text:span text:style-name="T11">с</text:span><text:span text:style-name="T11"> </text:span><text:span text:style-name="T11">п</text:span><text:span text:style-name="T11">л</text:span><text:span text:style-name="T11">о</text:span><text:span text:style-name="T11">т</text:span><text:span text:style-name="T11">н</text:span><text:span text:style-name="T11">о</text:span><text:span text:style-name="T11">с</text:span><text:span text:style-name="T11">т</text:span><text:span text:style-name="T11">ь</text:span><text:span text:style-name="T11">ю</text:span></text:p>
          </draw:text-box>
        </draw:frame>
        <draw:frame presentation:style-name="pr3" draw:text-style-name="P2" draw:layer="layout" svg:width="24.599cm" svg:height="1.363cm" svg:x="0.602cm" svg:y="2.001cm" presentation:class="title" presentation:user-transformed="true">
          <draw:text-box>
            <text:p><text:span text:style-name="T4">Б</text:span><text:span text:style-name="T4">а</text:span><text:span text:style-name="T4">й</text:span><text:span text:style-name="T4">е</text:span><text:span text:style-name="T4">с</text:span><text:span text:style-name="T4">о</text:span><text:span text:style-name="T4">в</text:span><text:span text:style-name="T4">с</text:span><text:span text:style-name="T4">к</text:span><text:span text:style-name="T4">и</text:span><text:span text:style-name="T4">й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/text:p>
          </draw:text-box>
        </draw:frame>
        <draw:frame draw:style-name="gr3" draw:text-style-name="P11" draw:layer="layout" svg:width="2.66cm" svg:height="1.168cm" svg:x="2.14cm" svg:y="5.6cm">
          <draw:object xlink:href="./Object 55" xlink:type="simple" xlink:show="embed" xlink:actuate="onLoad">
            <loext:p text:style-name="P10">
              <text:span text:style-name="T11">
                <text:s text:c="2"/>
              </text:span>
              <text:span text:style-name="T11">
                <text:s text:c="2"/>
              </text:span>
              <text:span text:style-name="T11">
                <text:s/>
              </text:span>
            </loext:p>
          </draw:object>
          <draw:image xlink:href="./ObjectReplacements/Object 55" xlink:type="simple" xlink:show="embed" xlink:actuate="onLoad"/>
        </draw:frame>
        <draw:frame draw:style-name="gr3" draw:text-style-name="P11" draw:layer="layout" svg:width="3.499cm" svg:height="1.265cm" svg:x="12.701cm" svg:y="6.535cm">
          <draw:object xlink:href="./Object 56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4" draw:text-style-name="P9" draw:layer="layout" svg:width="15.8cm" svg:height="4.6cm" svg:x="2cm" svg:y="4.2cm">
          <draw:text-box>
            <text:p text:style-name="P8"><text:span text:style-name="T11">X</text:span><text:span text:style-name="T11"> </text:span><text:span text:style-name="T11">-</text:span><text:span text:style-name="T11"> </text:span><text:span text:style-name="T11">о</text:span><text:span text:style-name="T11">б</text:span><text:span text:style-name="T11">ъ</text:span><text:span text:style-name="T11">е</text:span><text:span text:style-name="T11">к</text:span><text:span text:style-name="T11">т</text:span><text:span text:style-name="T11">ы</text:span><text:span text:style-name="T11">, </text:span><text:span text:style-name="T11"><text:s text:c="2"/></text:span><text:span text:style-name="T11">Y</text:span><text:span text:style-name="T11"> </text:span><text:span text:style-name="T11">-</text:span><text:span text:style-name="T11"> </text:span><text:span text:style-name="T11">м</text:span><text:span text:style-name="T11">е</text:span><text:span text:style-name="T11">т</text:span><text:span text:style-name="T11">к</text:span><text:span text:style-name="T11">и</text:span><text:span text:style-name="T11"> </text:span><text:span text:style-name="T11">к</text:span><text:span text:style-name="T11">л</text:span><text:span text:style-name="T11">а</text:span><text:span text:style-name="T11">с</text:span><text:span text:style-name="T11">с</text:span><text:span text:style-name="T11">о</text:span><text:span text:style-name="T11">в</text:span><text:span text:style-name="T11"> </text:span></text:p>
            <text:p text:style-name="P8"><text:span text:style-name="T11"/></text:p>
            <text:p text:style-name="P8"><text:span text:style-name="T11">-</text:span><text:span text:style-name="T11"> </text:span><text:span text:style-name="T11">в</text:span><text:span text:style-name="T11">е</text:span><text:span text:style-name="T11">р</text:span><text:span text:style-name="T11">о</text:span><text:span text:style-name="T11">я</text:span><text:span text:style-name="T11">т</text:span><text:span text:style-name="T11">н</text:span><text:span text:style-name="T11">о</text:span><text:span text:style-name="T11">с</text:span><text:span text:style-name="T11">т</text:span><text:span text:style-name="T11">н</text:span><text:span text:style-name="T11">о</text:span><text:span text:style-name="T11">е</text:span><text:span text:style-name="T11"> </text:span><text:span text:style-name="T11">п</text:span><text:span text:style-name="T11">р</text:span><text:span text:style-name="T11">о</text:span><text:span text:style-name="T11">с</text:span><text:span text:style-name="T11">т</text:span><text:span text:style-name="T11">р</text:span><text:span text:style-name="T11">а</text:span><text:span text:style-name="T11">н</text:span><text:span text:style-name="T11">с</text:span><text:span text:style-name="T11">т</text:span><text:span text:style-name="T11">в</text:span><text:span text:style-name="T11">о</text:span><text:span text:style-name="T11"> </text:span></text:p>
            <text:p text:style-name="P8"><text:span text:style-name="T11"><text:s text:c="2"/></text:span><text:span text:style-name="T11"><text:s/></text:span><text:span text:style-name="T11">с</text:span><text:span text:style-name="T11"> </text:span><text:span text:style-name="T11">п</text:span><text:span text:style-name="T11">л</text:span><text:span text:style-name="T11">о</text:span><text:span text:style-name="T11">т</text:span><text:span text:style-name="T11">н</text:span><text:span text:style-name="T11">о</text:span><text:span text:style-name="T11">с</text:span><text:span text:style-name="T11">т</text:span><text:span text:style-name="T11">ь</text:span><text:span text:style-name="T11">ю</text:span></text:p>
          </draw:text-box>
        </draw:frame>
        <draw:frame presentation:style-name="pr3" draw:text-style-name="P2" draw:layer="layout" svg:width="24.599cm" svg:height="1.363cm" svg:x="0.602cm" svg:y="2.001cm" presentation:class="title" presentation:user-transformed="true">
          <draw:text-box>
            <text:p><text:span text:style-name="T4">Б</text:span><text:span text:style-name="T4">а</text:span><text:span text:style-name="T4">й</text:span><text:span text:style-name="T4">е</text:span><text:span text:style-name="T4">с</text:span><text:span text:style-name="T4">о</text:span><text:span text:style-name="T4">в</text:span><text:span text:style-name="T4">с</text:span><text:span text:style-name="T4">к</text:span><text:span text:style-name="T4">и</text:span><text:span text:style-name="T4">й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/text:p>
          </draw:text-box>
        </draw:frame>
        <draw:frame draw:style-name="gr3" draw:text-style-name="P11" draw:layer="layout" svg:width="2.66cm" svg:height="1.168cm" svg:x="2.14cm" svg:y="5.6cm">
          <draw:object xlink:href="./Object 57" xlink:type="simple" xlink:show="embed" xlink:actuate="onLoad">
            <loext:p text:style-name="P10">
              <text:span text:style-name="T11">
                <text:s text:c="2"/>
              </text:span>
              <text:span text:style-name="T11">
                <text:s text:c="2"/>
              </text:span>
              <text:span text:style-name="T11">
                <text:s/>
              </text:span>
            </loext:p>
          </draw:object>
          <draw:image xlink:href="./ObjectReplacements/Object 57" xlink:type="simple" xlink:show="embed" xlink:actuate="onLoad"/>
        </draw:frame>
        <draw:frame draw:style-name="gr3" draw:text-style-name="P11" draw:layer="layout" svg:width="3.499cm" svg:height="1.265cm" svg:x="12.701cm" svg:y="6.535cm">
          <draw:object xlink:href="./Object 58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58" xlink:type="simple" xlink:show="embed" xlink:actuate="onLoad"/>
        </draw:frame>
        <draw:frame draw:style-name="gr5" draw:text-style-name="P13" draw:layer="layout" svg:width="21.336cm" svg:height="5.6cm" svg:x="2.8cm" svg:y="9cm">
          <draw:text-box>
            <text:p text:style-name="P12"><text:span text:style-name="T12"/></text:p>
            <text:p text:style-name="P12"><text:span text:style-name="T13">в</text:span><text:span text:style-name="T13">ы</text:span><text:span text:style-name="T13">б</text:span><text:span text:style-name="T13">о</text:span><text:span text:style-name="T13">р</text:span><text:span text:style-name="T13">к</text:span><text:span text:style-name="T13">а</text:span><text:span text:style-name="T13">:</text:span><text:span text:style-name="T12"> </text:span></text:p>
            <text:p><text:span text:style-name="T12"/></text:p>
            <text:p><text:span text:style-name="T13">З</text:span><text:span text:style-name="T13">а</text:span><text:span text:style-name="T13">д</text:span><text:span text:style-name="T13">а</text:span><text:span text:style-name="T13">ч</text:span><text:span text:style-name="T13">а</text:span><text:span text:style-name="T1">:</text:span><text:span text:style-name="T1"> </text:span><text:span text:style-name="T12">п</text:span><text:span text:style-name="T12">о</text:span><text:span text:style-name="T12">с</text:span><text:span text:style-name="T12">т</text:span><text:span text:style-name="T12">р</text:span><text:span text:style-name="T12">о</text:span><text:span text:style-name="T12">и</text:span><text:span text:style-name="T12">т</text:span><text:span text:style-name="T12">ь</text:span><text:span text:style-name="T12"> </text:span>классификатор с минимальной ошибкой</text:p>
          </draw:text-box>
        </draw:frame>
        <draw:frame draw:style-name="gr3" draw:text-style-name="P14" draw:layer="layout" svg:width="8.373cm" svg:height="1.265cm" svg:x="6.291cm" svg:y="9.735cm">
          <draw:object xlink:href="./Object 60" xlink:type="simple" xlink:show="embed" xlink:actuate="onLoad">
            <loext:p text:style-name="P10">
              <text:s/>
            </loext:p>
          </draw:object>
          <draw:image xlink:href="./ObjectReplacements/Object 60" xlink:type="simple" xlink:show="embed" xlink:actuate="onLoad"/>
        </draw:frame>
        <draw:frame draw:style-name="gr3" draw:text-style-name="P14" draw:layer="layout" svg:width="4.584cm" svg:height="1.168cm" svg:x="8.416cm" svg:y="12.4cm">
          <draw:object xlink:href="./Object 59" xlink:type="simple" xlink:show="embed" xlink:actuate="onLoad">
            <loext:p text:style-name="P10">
              <text:s/>
            </loext:p>
          </draw:object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6" draw:text-style-name="P9" draw:layer="layout" svg:width="15.8cm" svg:height="4.6cm" svg:x="2cm" svg:y="4.2cm">
          <draw:text-box>
            <text:p text:style-name="P8"><text:span text:style-name="T11">X</text:span><text:span text:style-name="T11"> </text:span><text:span text:style-name="T11">-</text:span><text:span text:style-name="T11"> </text:span><text:span text:style-name="T11">о</text:span><text:span text:style-name="T11">б</text:span><text:span text:style-name="T11">ъ</text:span><text:span text:style-name="T11">е</text:span><text:span text:style-name="T11">к</text:span><text:span text:style-name="T11">т</text:span><text:span text:style-name="T11">ы</text:span><text:span text:style-name="T11">, </text:span><text:span text:style-name="T11"><text:s text:c="2"/></text:span><text:span text:style-name="T11">Y</text:span><text:span text:style-name="T11"> </text:span><text:span text:style-name="T11">-</text:span><text:span text:style-name="T11"> </text:span><text:span text:style-name="T11">м</text:span><text:span text:style-name="T11">е</text:span><text:span text:style-name="T11">т</text:span><text:span text:style-name="T11">к</text:span><text:span text:style-name="T11">и</text:span><text:span text:style-name="T11"> </text:span><text:span text:style-name="T11">к</text:span><text:span text:style-name="T11">л</text:span><text:span text:style-name="T11">а</text:span><text:span text:style-name="T11">с</text:span><text:span text:style-name="T11">с</text:span><text:span text:style-name="T11">о</text:span><text:span text:style-name="T11">в</text:span><text:span text:style-name="T11"> </text:span></text:p>
            <text:p text:style-name="P8"><text:span text:style-name="T11"/></text:p>
            <text:p text:style-name="P8"><text:span text:style-name="T11">-</text:span><text:span text:style-name="T11"> </text:span><text:span text:style-name="T11">в</text:span><text:span text:style-name="T11">е</text:span><text:span text:style-name="T11">р</text:span><text:span text:style-name="T11">о</text:span><text:span text:style-name="T11">я</text:span><text:span text:style-name="T11">т</text:span><text:span text:style-name="T11">н</text:span><text:span text:style-name="T11">о</text:span><text:span text:style-name="T11">с</text:span><text:span text:style-name="T11">т</text:span><text:span text:style-name="T11">н</text:span><text:span text:style-name="T11">о</text:span><text:span text:style-name="T11">е</text:span><text:span text:style-name="T11"> </text:span><text:span text:style-name="T11">п</text:span><text:span text:style-name="T11">р</text:span><text:span text:style-name="T11">о</text:span><text:span text:style-name="T11">с</text:span><text:span text:style-name="T11">т</text:span><text:span text:style-name="T11">р</text:span><text:span text:style-name="T11">а</text:span><text:span text:style-name="T11">н</text:span><text:span text:style-name="T11">с</text:span><text:span text:style-name="T11">т</text:span><text:span text:style-name="T11">в</text:span><text:span text:style-name="T11">о</text:span><text:span text:style-name="T11"> </text:span></text:p>
            <text:p text:style-name="P8"><text:span text:style-name="T11"><text:s text:c="2"/></text:span><text:span text:style-name="T11"><text:s/></text:span><text:span text:style-name="T11">с</text:span><text:span text:style-name="T11"> </text:span><text:span text:style-name="T11">п</text:span><text:span text:style-name="T11">л</text:span><text:span text:style-name="T11">о</text:span><text:span text:style-name="T11">т</text:span><text:span text:style-name="T11">н</text:span><text:span text:style-name="T11">о</text:span><text:span text:style-name="T11">с</text:span><text:span text:style-name="T11">т</text:span><text:span text:style-name="T11">ь</text:span><text:span text:style-name="T11">ю</text:span></text:p>
          </draw:text-box>
        </draw:frame>
        <draw:frame presentation:style-name="pr3" draw:text-style-name="P2" draw:layer="layout" svg:width="24.599cm" svg:height="1.363cm" svg:x="0.602cm" svg:y="2.001cm" presentation:class="title" presentation:user-transformed="true">
          <draw:text-box>
            <text:p><text:span text:style-name="T4">Б</text:span><text:span text:style-name="T4">а</text:span><text:span text:style-name="T4">й</text:span><text:span text:style-name="T4">е</text:span><text:span text:style-name="T4">с</text:span><text:span text:style-name="T4">о</text:span><text:span text:style-name="T4">в</text:span><text:span text:style-name="T4">с</text:span><text:span text:style-name="T4">к</text:span><text:span text:style-name="T4">и</text:span><text:span text:style-name="T4">й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/text:p>
          </draw:text-box>
        </draw:frame>
        <draw:frame draw:style-name="gr3" draw:text-style-name="P11" draw:layer="layout" svg:width="2.66cm" svg:height="1.168cm" svg:x="2.14cm" svg:y="5.6cm">
          <draw:object xlink:href="./Object 61" xlink:type="simple" xlink:show="embed" xlink:actuate="onLoad">
            <loext:p text:style-name="P10">
              <text:span text:style-name="T11">
                <text:s text:c="2"/>
              </text:span>
              <text:span text:style-name="T11">
                <text:s text:c="2"/>
              </text:span>
              <text:span text:style-name="T11">
                <text:s/>
              </text:span>
            </loext:p>
          </draw:object>
          <draw:image xlink:href="./ObjectReplacements/Object 61" xlink:type="simple" xlink:show="embed" xlink:actuate="onLoad"/>
        </draw:frame>
        <draw:frame draw:style-name="gr3" draw:text-style-name="P11" draw:layer="layout" svg:width="3.499cm" svg:height="1.265cm" svg:x="12.701cm" svg:y="6.535cm">
          <draw:object xlink:href="./Object 62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62" xlink:type="simple" xlink:show="embed" xlink:actuate="onLoad"/>
        </draw:frame>
        <draw:frame draw:style-name="gr7" draw:text-style-name="P13" draw:layer="layout" svg:width="21.336cm" svg:height="5.6cm" svg:x="2.8cm" svg:y="9cm">
          <draw:text-box>
            <text:p text:style-name="P12"><text:span text:style-name="T12"/></text:p>
            <text:p text:style-name="P12"><text:span text:style-name="T13">в</text:span><text:span text:style-name="T13">ы</text:span><text:span text:style-name="T13">б</text:span><text:span text:style-name="T13">о</text:span><text:span text:style-name="T13">р</text:span><text:span text:style-name="T13">к</text:span><text:span text:style-name="T13">а</text:span><text:span text:style-name="T13">:</text:span><text:span text:style-name="T12"> </text:span></text:p>
            <text:p><text:span text:style-name="T12"/></text:p>
            <text:p><text:span text:style-name="T13">З</text:span><text:span text:style-name="T13">а</text:span><text:span text:style-name="T13">д</text:span><text:span text:style-name="T13">а</text:span><text:span text:style-name="T13">ч</text:span><text:span text:style-name="T13">а</text:span><text:span text:style-name="T1">:</text:span><text:span text:style-name="T1"> </text:span><text:span text:style-name="T12">п</text:span><text:span text:style-name="T12">о</text:span><text:span text:style-name="T12">с</text:span><text:span text:style-name="T12">т</text:span><text:span text:style-name="T12">р</text:span><text:span text:style-name="T12">о</text:span><text:span text:style-name="T12">и</text:span><text:span text:style-name="T12">т</text:span><text:span text:style-name="T12">ь</text:span><text:span text:style-name="T12"> </text:span>классификатор с минимальной ошибкой</text:p>
          </draw:text-box>
        </draw:frame>
        <draw:frame draw:style-name="gr3" draw:text-style-name="P14" draw:layer="layout" svg:width="8.373cm" svg:height="1.265cm" svg:x="6.291cm" svg:y="9.735cm">
          <draw:object xlink:href="./Object 63" xlink:type="simple" xlink:show="embed" xlink:actuate="onLoad">
            <loext:p text:style-name="P10">
              <text:s/>
            </loext:p>
          </draw:object>
          <draw:image xlink:href="./ObjectReplacements/Object 63" xlink:type="simple" xlink:show="embed" xlink:actuate="onLoad"/>
        </draw:frame>
        <draw:frame draw:style-name="gr3" draw:text-style-name="P14" draw:layer="layout" svg:width="4.584cm" svg:height="1.168cm" svg:x="8.416cm" svg:y="12.4cm">
          <draw:object xlink:href="./Object 64" xlink:type="simple" xlink:show="embed" xlink:actuate="onLoad">
            <loext:p text:style-name="P10">
              <text:s/>
            </loext:p>
          </draw:object>
          <draw:image xlink:href="./ObjectReplacements/Object 64" xlink:type="simple" xlink:show="embed" xlink:actuate="onLoad"/>
        </draw:frame>
        <draw:frame draw:style-name="gr8" draw:text-style-name="P15" draw:layer="layout" svg:width="21cm" svg:height="4.6cm" svg:x="3.4cm" svg:y="15cm">
          <draw:text-box>
            <text:p><text:span text:style-name="T14">п</text:span><text:span text:style-name="T14">р</text:span><text:span text:style-name="T14">и</text:span><text:span text:style-name="T14">н</text:span><text:span text:style-name="T14">ц</text:span><text:span text:style-name="T14">и</text:span><text:span text:style-name="T14">п</text:span><text:span text:style-name="T14"> </text:span><text:span text:style-name="T14">м</text:span><text:span text:style-name="T14">а</text:span><text:span text:style-name="T14">к</text:span><text:span text:style-name="T14">с</text:span><text:span text:style-name="T14">и</text:span><text:span text:style-name="T14">м</text:span><text:span text:style-name="T14">у</text:span><text:span text:style-name="T14">м</text:span><text:span text:style-name="T14">а</text:span><text:span text:style-name="T14"> </text:span><text:span text:style-name="T13">а</text:span><text:span text:style-name="T13">п</text:span><text:span text:style-name="T13">о</text:span><text:span text:style-name="T13">с</text:span><text:span text:style-name="T13">т</text:span><text:span text:style-name="T13">е</text:span><text:span text:style-name="T13">р</text:span><text:span text:style-name="T13">и</text:span><text:span text:style-name="T13">о</text:span><text:span text:style-name="T13">р</text:span><text:span text:style-name="T13">н</text:span><text:span text:style-name="T13">о</text:span><text:span text:style-name="T13">й</text:span><text:span text:style-name="T13"> </text:span><text:span text:style-name="T13">в</text:span><text:span text:style-name="T13">е</text:span><text:span text:style-name="T13">р</text:span><text:span text:style-name="T13">о</text:span><text:span text:style-name="T13">я</text:span><text:span text:style-name="T13">т</text:span><text:span text:style-name="T13">н</text:span><text:span text:style-name="T13">о</text:span><text:span text:style-name="T13">с</text:span><text:span text:style-name="T13">т</text:span><text:span text:style-name="T13">и</text:span></text:p>
          </draw:text-box>
        </draw:frame>
        <draw:frame draw:style-name="gr9" draw:text-style-name="P10" draw:layer="layout" svg:width="9.607cm" svg:height="1.889cm" svg:x="7.8cm" svg:y="17.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4.599cm" svg:height="1.363cm" svg:x="0.602cm" svg:y="2.001cm" presentation:class="title" presentation:user-transformed="true">
          <draw:text-box>
            <text:p><text:span text:style-name="T4">Б</text:span><text:span text:style-name="T4">а</text:span><text:span text:style-name="T4">й</text:span><text:span text:style-name="T4">е</text:span><text:span text:style-name="T4">с</text:span><text:span text:style-name="T4">о</text:span><text:span text:style-name="T4">в</text:span><text:span text:style-name="T4">с</text:span><text:span text:style-name="T4">к</text:span><text:span text:style-name="T4">и</text:span><text:span text:style-name="T4">й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/text:p>
          </draw:text-box>
        </draw:frame>
        <draw:frame draw:style-name="gr8" draw:text-style-name="P15" draw:layer="layout" svg:width="21cm" svg:height="4.6cm" svg:x="1.8cm" svg:y="5.4cm">
          <draw:text-box>
            <text:p><text:span text:style-name="T14">п</text:span><text:span text:style-name="T14">р</text:span><text:span text:style-name="T14">и</text:span><text:span text:style-name="T14">н</text:span><text:span text:style-name="T14">ц</text:span><text:span text:style-name="T14">и</text:span><text:span text:style-name="T14">п</text:span><text:span text:style-name="T14"> </text:span><text:span text:style-name="T14">м</text:span><text:span text:style-name="T14">а</text:span><text:span text:style-name="T14">к</text:span><text:span text:style-name="T14">с</text:span><text:span text:style-name="T14">и</text:span><text:span text:style-name="T14">м</text:span><text:span text:style-name="T14">у</text:span><text:span text:style-name="T14">м</text:span><text:span text:style-name="T14">а</text:span><text:span text:style-name="T14"> </text:span><text:span text:style-name="T13">а</text:span><text:span text:style-name="T13">п</text:span><text:span text:style-name="T13">о</text:span><text:span text:style-name="T13">с</text:span><text:span text:style-name="T13">т</text:span><text:span text:style-name="T13">е</text:span><text:span text:style-name="T13">р</text:span><text:span text:style-name="T13">и</text:span><text:span text:style-name="T13">о</text:span><text:span text:style-name="T13">р</text:span><text:span text:style-name="T13">н</text:span><text:span text:style-name="T13">о</text:span><text:span text:style-name="T13">й</text:span><text:span text:style-name="T13"> </text:span><text:span text:style-name="T13">в</text:span><text:span text:style-name="T13">е</text:span><text:span text:style-name="T13">р</text:span><text:span text:style-name="T13">о</text:span><text:span text:style-name="T13">я</text:span><text:span text:style-name="T13">т</text:span><text:span text:style-name="T13">н</text:span><text:span text:style-name="T13">о</text:span><text:span text:style-name="T13">с</text:span><text:span text:style-name="T13">т</text:span><text:span text:style-name="T13">и</text:span></text:p>
          </draw:text-box>
        </draw:frame>
        <draw:frame draw:style-name="gr10" draw:text-style-name="P10" draw:layer="layout" svg:width="19.165cm" svg:height="1.889cm" svg:x="2.035cm" svg:y="7.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1" draw:text-style-name="P16" draw:layer="layout" svg:width="6.6cm" svg:height="3cm" svg:x="19.2cm" svg:y="15cm">
          <draw:text-box>
            <text:p><text:span text:style-name="T13">ф</text:span><text:span text:style-name="T13">о</text:span><text:span text:style-name="T13">р</text:span><text:span text:style-name="T13">м</text:span><text:span text:style-name="T13">у</text:span><text:span text:style-name="T13">л</text:span><text:span text:style-name="T13">а</text:span><text:span text:style-name="T13"> </text:span><text:span text:style-name="T13">Б</text:span><text:span text:style-name="T13">а</text:span><text:span text:style-name="T13">й</text:span><text:span text:style-name="T13">е</text:span><text:span text:style-name="T13">с</text:span><text:span text:style-name="T13">а</text:span><text:span text:style-name="T13"> </text:span><text:span text:style-name="T13">:</text:span></text:p>
          </draw:text-box>
        </draw:frame>
        <draw:frame draw:style-name="gr12" draw:text-style-name="P17" draw:layer="layout" svg:width="6.23cm" svg:height="1.59cm" svg:x="19.4cm" svg:y="16.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3" draw:text-style-name="P18" draw:layer="layout" svg:width="17.4cm" svg:height="5.4cm" svg:x="1cm" svg:y="10.6cm">
          <draw:text-box>
            <text:p><text:s text:c="2"/><text:s text:c="2"/><text:s text:c="2"/><text:s text:c="2"/><text:s text:c="2"/></text:p>
            <text:p><text:s text:c="2"/><text:s text:c="2"/><text:s text:c="2"/><text:s text:c="2"/><text:s text:c="2"/><text:s text:c="2"/><text:s text:c="2"/><text:s text:c="2"/><text:s/>- априорная вероятность класса y</text:p>
            <text:p/>
            <text:p><text:s text:c="2"/><text:s text:c="2"/><text:s text:c="2"/><text:s text:c="2"/><text:s text:c="2"/><text:s text:c="2"/><text:s text:c="2"/><text:s text:c="2"/>- ф-ция правдоподобия класса y</text:p>
            <text:p/>
            <text:p><text:s text:c="2"/><text:s text:c="2"/><text:s text:c="2"/><text:s text:c="2"/><text:s text:c="2"/><text:s text:c="2"/><text:s text:c="2"/><text:s text:c="2"/>- апостериорная вероятность класса y</text:p>
          </draw:text-box>
        </draw:frame>
        <draw:frame draw:style-name="gr14" draw:text-style-name="P19" draw:layer="layout" svg:width="2.472cm" svg:height="1.265cm" svg:x="1.928cm" svg:y="11.135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4" draw:text-style-name="P19" draw:layer="layout" svg:width="3.23cm" svg:height="1.265cm" svg:x="0.97cm" svg:y="14.13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4" draw:text-style-name="P19" draw:layer="layout" svg:width="3.23cm" svg:height="1.265cm" svg:x="0.97cm" svg:y="12.6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text-style-name="P20" draw:layer="layout" svg:width="17.2cm" svg:height="1.339cm" svg:x="1.8cm" svg:y="4.31cm" presentation:class="title" presentation:user-transformed="true">
          <draw:text-box>
            <text:p><text:span text:style-name="T15">о</text:span><text:span text:style-name="T15"> </text:span><text:span text:style-name="T15">ф</text:span><text:span text:style-name="T15">у</text:span><text:span text:style-name="T15">н</text:span><text:span text:style-name="T15">к</text:span><text:span text:style-name="T15">ц</text:span><text:span text:style-name="T15">и</text:span><text:span text:style-name="T15">о</text:span><text:span text:style-name="T15">н</text:span><text:span text:style-name="T15">а</text:span><text:span text:style-name="T15">л</text:span><text:span text:style-name="T15">е</text:span><text:span text:style-name="T15"> </text:span><text:span text:style-name="T15">с</text:span><text:span text:style-name="T15">р</text:span><text:span text:style-name="T15">е</text:span><text:span text:style-name="T15">д</text:span><text:span text:style-name="T15">н</text:span><text:span text:style-name="T15">е</text:span><text:span text:style-name="T15">г</text:span><text:span text:style-name="T15">о</text:span><text:span text:style-name="T15"> </text:span><text:span text:style-name="T15">р</text:span><text:span text:style-name="T15">и</text:span><text:span text:style-name="T15">с</text:span><text:span text:style-name="T15">к</text:span><text:span text:style-name="T15">а</text:span></text:p>
          </draw:text-box>
        </draw:frame>
        <draw:frame draw:style-name="gr15" draw:text-style-name="P22" draw:layer="layout" svg:width="20.8cm" svg:height="4.673cm" svg:x="2cm" svg:y="6.001cm">
          <draw:text-box>
            <text:p text:style-name="P21"><text:span text:style-name="T16"/></text:p>
            <text:p text:style-name="P21"><text:span text:style-name="T16"><text:s/></text:span><text:span text:style-name="T17"><text:s/></text:span><text:span text:style-name="T17">-</text:span><text:span text:style-name="T17"> </text:span><text:span text:style-name="T17">к</text:span><text:span text:style-name="T17">л</text:span><text:span text:style-name="T17">а</text:span><text:span text:style-name="T17">с</text:span><text:span text:style-name="T17">с</text:span><text:span text:style-name="T17">и</text:span><text:span text:style-name="T17">ф</text:span><text:span text:style-name="T17">и</text:span><text:span text:style-name="T17">к</text:span><text:span text:style-name="T17">а</text:span><text:span text:style-name="T17">т</text:span><text:span text:style-name="T17">о</text:span><text:span text:style-name="T17">р</text:span><text:span text:style-name="T17"> <text:s/></text:span></text:p>
            <text:p text:style-name="P21"><text:span text:style-name="T17"/></text:p>
            <text:p text:style-name="P21"><text:span text:style-name="T18"/></text:p>
            <text:p text:style-name="P21"><text:span text:style-name="T18"><text:s text:c="2"/></text:span><text:span text:style-name="T18">-</text:span><text:span text:style-name="T18"> </text:span><text:span text:style-name="T18">р</text:span><text:span text:style-name="T18">а</text:span><text:span text:style-name="T18">з</text:span><text:span text:style-name="T18">б</text:span><text:span text:style-name="T18">и</text:span><text:span text:style-name="T18">е</text:span><text:span text:style-name="T18">н</text:span><text:span text:style-name="T18">и</text:span><text:span text:style-name="T18">е</text:span><text:span text:style-name="T18"> <text:s/></text:span><text:span text:style-name="T18"><text:s text:c="2"/></text:span><text:span text:style-name="T18"><text:s/></text:span><text:span text:style-name="T18">н</text:span><text:span text:style-name="T18">а</text:span><text:span text:style-name="T18"> </text:span><text:span text:style-name="T18">ч</text:span><text:span text:style-name="T18">а</text:span><text:span text:style-name="T18">с</text:span><text:span text:style-name="T18">т</text:span><text:span text:style-name="T18">и</text:span><text:span text:style-name="T18"> <text:s/></text:span></text:p>
            <text:p text:style-name="P21"><text:span text:style-name="T18"/></text:p>
          </draw:text-box>
        </draw:frame>
        <draw:frame presentation:style-name="pr3" draw:text-style-name="P2" draw:layer="layout" svg:width="24.599cm" svg:height="1.363cm" svg:x="0.602cm" svg:y="2.001cm" presentation:class="title" presentation:user-transformed="true">
          <draw:text-box>
            <text:p><text:span text:style-name="T4">Б</text:span><text:span text:style-name="T4">а</text:span><text:span text:style-name="T4">й</text:span><text:span text:style-name="T4">е</text:span><text:span text:style-name="T4">с</text:span><text:span text:style-name="T4">о</text:span><text:span text:style-name="T4">в</text:span><text:span text:style-name="T4">с</text:span><text:span text:style-name="T4">к</text:span><text:span text:style-name="T4">и</text:span><text:span text:style-name="T4">й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/text:p>
          </draw:text-box>
        </draw:frame>
        <draw:frame draw:style-name="gr3" draw:text-style-name="P14" draw:layer="layout" svg:width="4.584cm" svg:height="1.168cm" svg:x="10.8cm" svg:y="6.632cm">
          <draw:object xlink:href="./Object 5" xlink:type="simple" xlink:show="embed" xlink:actuate="onLoad">
            <loext:p text:style-name="P10">
              <text:s/>
            </loext:p>
          </draw:object>
          <draw:image xlink:href="./ObjectReplacements/Object 5" xlink:type="simple" xlink:show="embed" xlink:actuate="onLoad"/>
        </draw:frame>
        <draw:frame draw:style-name="gr3" draw:text-style-name="P14" draw:layer="layout" svg:width="11.839cm" svg:height="1.345cm" svg:x="2.361cm" svg:y="8.8cm">
          <draw:object xlink:href="./Object 19" xlink:type="simple" xlink:show="embed" xlink:actuate="onLoad">
            <loext:p text:style-name="P10">
              <text:s/>
            </loext:p>
          </draw:object>
          <draw:image xlink:href="./ObjectReplacements/Object 19" xlink:type="simple" xlink:show="embed" xlink:actuate="onLoad"/>
        </draw:frame>
        <draw:frame draw:style-name="gr3" draw:text-style-name="P14" draw:layer="layout" svg:width="1.029cm" svg:height="1.168cm" svg:x="18.171cm" svg:y="8.8cm">
          <draw:object xlink:href="./Object 50" xlink:type="simple" xlink:show="embed" xlink:actuate="onLoad">
            <loext:p text:style-name="P10">
              <text:s/>
            </loext:p>
          </draw:object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text-style-name="P20" draw:layer="layout" svg:width="17.2cm" svg:height="1.339cm" svg:x="1.8cm" svg:y="4.31cm" presentation:class="title" presentation:user-transformed="true">
          <draw:text-box>
            <text:p><text:span text:style-name="T15">о</text:span><text:span text:style-name="T15"> </text:span><text:span text:style-name="T15">ф</text:span><text:span text:style-name="T15">у</text:span><text:span text:style-name="T15">н</text:span><text:span text:style-name="T15">к</text:span><text:span text:style-name="T15">ц</text:span><text:span text:style-name="T15">и</text:span><text:span text:style-name="T15">о</text:span><text:span text:style-name="T15">н</text:span><text:span text:style-name="T15">а</text:span><text:span text:style-name="T15">л</text:span><text:span text:style-name="T15">е</text:span><text:span text:style-name="T15"> </text:span><text:span text:style-name="T15">с</text:span><text:span text:style-name="T15">р</text:span><text:span text:style-name="T15">е</text:span><text:span text:style-name="T15">д</text:span><text:span text:style-name="T15">н</text:span><text:span text:style-name="T15">е</text:span><text:span text:style-name="T15">г</text:span><text:span text:style-name="T15">о</text:span><text:span text:style-name="T15"> </text:span><text:span text:style-name="T15">р</text:span><text:span text:style-name="T15">и</text:span><text:span text:style-name="T15">с</text:span><text:span text:style-name="T15">к</text:span><text:span text:style-name="T15">а</text:span></text:p>
          </draw:text-box>
        </draw:frame>
        <draw:frame draw:style-name="gr15" draw:text-style-name="P22" draw:layer="layout" svg:width="20.8cm" svg:height="4.673cm" svg:x="2cm" svg:y="6.001cm">
          <draw:text-box>
            <text:p text:style-name="P21"><text:span text:style-name="T16"/></text:p>
            <text:p text:style-name="P21"><text:span text:style-name="T16"><text:s/></text:span><text:span text:style-name="T17"><text:s/></text:span><text:span text:style-name="T17">-</text:span><text:span text:style-name="T17"> </text:span><text:span text:style-name="T17">к</text:span><text:span text:style-name="T17">л</text:span><text:span text:style-name="T17">а</text:span><text:span text:style-name="T17">с</text:span><text:span text:style-name="T17">с</text:span><text:span text:style-name="T17">и</text:span><text:span text:style-name="T17">ф</text:span><text:span text:style-name="T17">и</text:span><text:span text:style-name="T17">к</text:span><text:span text:style-name="T17">а</text:span><text:span text:style-name="T17">т</text:span><text:span text:style-name="T17">о</text:span><text:span text:style-name="T17">р</text:span><text:span text:style-name="T17"> <text:s/></text:span></text:p>
            <text:p text:style-name="P21"><text:span text:style-name="T17"/></text:p>
            <text:p text:style-name="P21"><text:span text:style-name="T18"/></text:p>
            <text:p text:style-name="P21"><text:span text:style-name="T18"><text:s text:c="2"/></text:span><text:span text:style-name="T18">-</text:span><text:span text:style-name="T18"> </text:span><text:span text:style-name="T18">р</text:span><text:span text:style-name="T18">а</text:span><text:span text:style-name="T18">з</text:span><text:span text:style-name="T18">б</text:span><text:span text:style-name="T18">и</text:span><text:span text:style-name="T18">е</text:span><text:span text:style-name="T18">н</text:span><text:span text:style-name="T18">и</text:span><text:span text:style-name="T18">е</text:span><text:span text:style-name="T18"> <text:s/></text:span><text:span text:style-name="T18"><text:s text:c="2"/></text:span><text:span text:style-name="T18"><text:s/></text:span><text:span text:style-name="T18">н</text:span><text:span text:style-name="T18">а</text:span><text:span text:style-name="T18"> </text:span><text:span text:style-name="T18">ч</text:span><text:span text:style-name="T18">а</text:span><text:span text:style-name="T18">с</text:span><text:span text:style-name="T18">т</text:span><text:span text:style-name="T18">и</text:span><text:span text:style-name="T18"> <text:s/></text:span></text:p>
            <text:p text:style-name="P21"><text:span text:style-name="T18"/></text:p>
          </draw:text-box>
        </draw:frame>
        <draw:frame presentation:style-name="pr3" draw:text-style-name="P2" draw:layer="layout" svg:width="24.599cm" svg:height="1.363cm" svg:x="0.602cm" svg:y="2.001cm" presentation:class="title" presentation:user-transformed="true">
          <draw:text-box>
            <text:p><text:span text:style-name="T4">Б</text:span><text:span text:style-name="T4">а</text:span><text:span text:style-name="T4">й</text:span><text:span text:style-name="T4">е</text:span><text:span text:style-name="T4">с</text:span><text:span text:style-name="T4">о</text:span><text:span text:style-name="T4">в</text:span><text:span text:style-name="T4">с</text:span><text:span text:style-name="T4">к</text:span><text:span text:style-name="T4">и</text:span><text:span text:style-name="T4">й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/text:p>
          </draw:text-box>
        </draw:frame>
        <draw:frame draw:style-name="gr3" draw:text-style-name="P14" draw:layer="layout" svg:width="4.584cm" svg:height="1.168cm" svg:x="10.8cm" svg:y="6.632cm">
          <draw:object xlink:href="./Object 54" xlink:type="simple" xlink:show="embed" xlink:actuate="onLoad">
            <loext:p text:style-name="P10">
              <text:s/>
            </loext:p>
          </draw:object>
          <draw:image xlink:href="./ObjectReplacements/Object 54" xlink:type="simple" xlink:show="embed" xlink:actuate="onLoad"/>
        </draw:frame>
        <draw:frame draw:style-name="gr3" draw:text-style-name="P14" draw:layer="layout" svg:width="11.839cm" svg:height="1.345cm" svg:x="2.361cm" svg:y="8.8cm">
          <draw:object xlink:href="./Object 66" xlink:type="simple" xlink:show="embed" xlink:actuate="onLoad">
            <loext:p text:style-name="P10">
              <text:s/>
            </loext:p>
          </draw:object>
          <draw:image xlink:href="./ObjectReplacements/Object 66" xlink:type="simple" xlink:show="embed" xlink:actuate="onLoad"/>
        </draw:frame>
        <draw:frame draw:style-name="gr3" draw:text-style-name="P14" draw:layer="layout" svg:width="1.029cm" svg:height="1.168cm" svg:x="18.171cm" svg:y="8.8cm">
          <draw:object xlink:href="./Object 67" xlink:type="simple" xlink:show="embed" xlink:actuate="onLoad">
            <loext:p text:style-name="P10">
              <text:s/>
            </loext:p>
          </draw:object>
          <draw:image xlink:href="./ObjectReplacements/Object 67" xlink:type="simple" xlink:show="embed" xlink:actuate="onLoad"/>
        </draw:frame>
        <draw:frame draw:style-name="gr16" draw:text-style-name="P23" draw:layer="layout" svg:width="22.07cm" svg:height="3.936cm" svg:x="4.53cm" svg:y="10.864cm">
          <draw:text-box>
            <text:p><text:span text:style-name="T19"/></text:p>
            <text:p><text:span text:style-name="T19">О</text:span><text:span text:style-name="T19">ш</text:span><text:span text:style-name="T19">и</text:span><text:span text:style-name="T19">б</text:span><text:span text:style-name="T19">к</text:span><text:span text:style-name="T19">а</text:span><text:span text:style-name="T19">:</text:span><text:span text:style-name="T18"> </text:span><text:span text:style-name="T18">о</text:span><text:span text:style-name="T18">б</text:span><text:span text:style-name="T18">ъ</text:span><text:span text:style-name="T18">е</text:span><text:span text:style-name="T18">к</text:span><text:span text:style-name="T18">т</text:span><text:span text:style-name="T18"> </text:span><text:span text:style-name="T20">x</text:span><text:span text:style-name="T18"> </text:span><text:span text:style-name="T18">к</text:span><text:span text:style-name="T18">л</text:span><text:span text:style-name="T18">а</text:span><text:span text:style-name="T18">с</text:span><text:span text:style-name="T18">с</text:span><text:span text:style-name="T18">а</text:span><text:span text:style-name="T19"> </text:span><text:span text:style-name="T20">y</text:span><text:span text:style-name="T18"> </text:span><text:span text:style-name="T18">п</text:span><text:span text:style-name="T18">о</text:span><text:span text:style-name="T18">п</text:span><text:span text:style-name="T18">а</text:span><text:span text:style-name="T18">л</text:span><text:span text:style-name="T18"> </text:span><text:span text:style-name="T18">в</text:span><text:span text:style-name="T18"> </text:span><text:span text:style-name="T18">к</text:span><text:span text:style-name="T18">л</text:span><text:span text:style-name="T18">а</text:span><text:span text:style-name="T18">с</text:span><text:span text:style-name="T18">с</text:span><text:span text:style-name="T18"> </text:span><text:span text:style-name="T20">s</text:span><text:span text:style-name="T20"> </text:span></text:p>
            <text:p><text:span text:style-name="T20"/></text:p>
            <text:p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-</text:span><text:span text:style-name="T18"> </text:span><text:span text:style-name="T18">м</text:span><text:span text:style-name="T18">н</text:span><text:span text:style-name="T18">о</text:span><text:span text:style-name="T18">ж</text:span><text:span text:style-name="T18">е</text:span><text:span text:style-name="T18">с</text:span><text:span text:style-name="T18">т</text:span><text:span text:style-name="T18">в</text:span><text:span text:style-name="T18">о</text:span><text:span text:style-name="T18"> </text:span><text:span text:style-name="T18">о</text:span><text:span text:style-name="T18">ш</text:span><text:span text:style-name="T18">и</text:span><text:span text:style-name="T18">б</text:span><text:span text:style-name="T18">о</text:span><text:span text:style-name="T18">ч</text:span><text:span text:style-name="T18">н</text:span><text:span text:style-name="T18">о</text:span><text:span text:style-name="T18"> </text:span><text:span text:style-name="T18">к</text:span><text:span text:style-name="T18">л</text:span><text:span text:style-name="T18">а</text:span><text:span text:style-name="T18">с</text:span><text:span text:style-name="T18">с</text:span><text:span text:style-name="T18">и</text:span><text:span text:style-name="T18">ф</text:span><text:span text:style-name="T18">и</text:span><text:span text:style-name="T18">ц</text:span><text:span text:style-name="T18">и</text:span><text:span text:style-name="T18">р</text:span><text:span text:style-name="T18">о</text:span><text:span text:style-name="T18">в</text:span><text:span text:style-name="T18">а</text:span><text:span text:style-name="T18">н</text:span><text:span text:style-name="T18">н</text:span><text:span text:style-name="T18">ы</text:span><text:span text:style-name="T18">х</text:span><text:span text:style-name="T18"> <text:s/></text:span><text:span text:style-name="T18"><text:s text:c="2"/></text:span><text:span text:style-name="T18"><text:s text:c="2"/></text:span><text:span text:style-name="T18"><text:s/></text:span><text:span text:style-name="T19"><text:s/></text:span></text:p>
          </draw:text-box>
        </draw:frame>
        <draw:frame draw:style-name="gr3" draw:text-style-name="P14" draw:layer="layout" svg:width="3.831cm" svg:height="1.323cm" svg:x="5.569cm" svg:y="12.864cm">
          <draw:object xlink:href="./Object 68" xlink:type="simple" xlink:show="embed" xlink:actuate="onLoad">
            <loext:p text:style-name="P10">
              <text:s/>
            </loext:p>
          </draw:object>
          <draw:image xlink:href="./ObjectReplacements/Object 6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text-style-name="P20" draw:layer="layout" svg:width="17.2cm" svg:height="1.339cm" svg:x="1.8cm" svg:y="4.31cm" presentation:class="title" presentation:user-transformed="true">
          <draw:text-box>
            <text:p><text:span text:style-name="T15">о</text:span><text:span text:style-name="T15"> </text:span><text:span text:style-name="T15">ф</text:span><text:span text:style-name="T15">у</text:span><text:span text:style-name="T15">н</text:span><text:span text:style-name="T15">к</text:span><text:span text:style-name="T15">ц</text:span><text:span text:style-name="T15">и</text:span><text:span text:style-name="T15">о</text:span><text:span text:style-name="T15">н</text:span><text:span text:style-name="T15">а</text:span><text:span text:style-name="T15">л</text:span><text:span text:style-name="T15">е</text:span><text:span text:style-name="T15"> </text:span><text:span text:style-name="T15">с</text:span><text:span text:style-name="T15">р</text:span><text:span text:style-name="T15">е</text:span><text:span text:style-name="T15">д</text:span><text:span text:style-name="T15">н</text:span><text:span text:style-name="T15">е</text:span><text:span text:style-name="T15">г</text:span><text:span text:style-name="T15">о</text:span><text:span text:style-name="T15"> </text:span><text:span text:style-name="T15">р</text:span><text:span text:style-name="T15">и</text:span><text:span text:style-name="T15">с</text:span><text:span text:style-name="T15">к</text:span><text:span text:style-name="T15">а</text:span></text:p>
          </draw:text-box>
        </draw:frame>
        <draw:frame draw:style-name="gr15" draw:text-style-name="P22" draw:layer="layout" svg:width="20.8cm" svg:height="4.673cm" svg:x="2cm" svg:y="6.001cm">
          <draw:text-box>
            <text:p text:style-name="P21"><text:span text:style-name="T16"/></text:p>
            <text:p text:style-name="P21"><text:span text:style-name="T16"><text:s/></text:span><text:span text:style-name="T17"><text:s/></text:span><text:span text:style-name="T17">-</text:span><text:span text:style-name="T17"> </text:span><text:span text:style-name="T17">к</text:span><text:span text:style-name="T17">л</text:span><text:span text:style-name="T17">а</text:span><text:span text:style-name="T17">с</text:span><text:span text:style-name="T17">с</text:span><text:span text:style-name="T17">и</text:span><text:span text:style-name="T17">ф</text:span><text:span text:style-name="T17">и</text:span><text:span text:style-name="T17">к</text:span><text:span text:style-name="T17">а</text:span><text:span text:style-name="T17">т</text:span><text:span text:style-name="T17">о</text:span><text:span text:style-name="T17">р</text:span><text:span text:style-name="T17"> <text:s/></text:span></text:p>
            <text:p text:style-name="P21"><text:span text:style-name="T17"/></text:p>
            <text:p text:style-name="P21"><text:span text:style-name="T18"/></text:p>
            <text:p text:style-name="P21"><text:span text:style-name="T18"><text:s text:c="2"/></text:span><text:span text:style-name="T18">-</text:span><text:span text:style-name="T18"> </text:span><text:span text:style-name="T18">р</text:span><text:span text:style-name="T18">а</text:span><text:span text:style-name="T18">з</text:span><text:span text:style-name="T18">б</text:span><text:span text:style-name="T18">и</text:span><text:span text:style-name="T18">е</text:span><text:span text:style-name="T18">н</text:span><text:span text:style-name="T18">и</text:span><text:span text:style-name="T18">е</text:span><text:span text:style-name="T18"> <text:s/></text:span><text:span text:style-name="T18"><text:s text:c="2"/></text:span><text:span text:style-name="T18"><text:s/></text:span><text:span text:style-name="T18">н</text:span><text:span text:style-name="T18">а</text:span><text:span text:style-name="T18"> </text:span><text:span text:style-name="T18">ч</text:span><text:span text:style-name="T18">а</text:span><text:span text:style-name="T18">с</text:span><text:span text:style-name="T18">т</text:span><text:span text:style-name="T18">и</text:span><text:span text:style-name="T18"> <text:s/></text:span></text:p>
            <text:p text:style-name="P21"><text:span text:style-name="T18"/></text:p>
          </draw:text-box>
        </draw:frame>
        <draw:frame presentation:style-name="pr3" draw:text-style-name="P2" draw:layer="layout" svg:width="24.599cm" svg:height="1.363cm" svg:x="0.602cm" svg:y="2.001cm" presentation:class="title" presentation:user-transformed="true">
          <draw:text-box>
            <text:p><text:span text:style-name="T4">Б</text:span><text:span text:style-name="T4">а</text:span><text:span text:style-name="T4">й</text:span><text:span text:style-name="T4">е</text:span><text:span text:style-name="T4">с</text:span><text:span text:style-name="T4">о</text:span><text:span text:style-name="T4">в</text:span><text:span text:style-name="T4">с</text:span><text:span text:style-name="T4">к</text:span><text:span text:style-name="T4">и</text:span><text:span text:style-name="T4">й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/text:p>
          </draw:text-box>
        </draw:frame>
        <draw:frame draw:style-name="gr3" draw:text-style-name="P14" draw:layer="layout" svg:width="4.584cm" svg:height="1.168cm" svg:x="10.8cm" svg:y="6.632cm">
          <draw:object xlink:href="./Object 53" xlink:type="simple" xlink:show="embed" xlink:actuate="onLoad">
            <loext:p text:style-name="P10">
              <text:s/>
            </loext:p>
          </draw:object>
          <draw:image xlink:href="./ObjectReplacements/Object 53" xlink:type="simple" xlink:show="embed" xlink:actuate="onLoad"/>
        </draw:frame>
        <draw:frame draw:style-name="gr3" draw:text-style-name="P14" draw:layer="layout" svg:width="11.839cm" svg:height="1.345cm" svg:x="2.361cm" svg:y="8.8cm">
          <draw:object xlink:href="./Object 69" xlink:type="simple" xlink:show="embed" xlink:actuate="onLoad">
            <loext:p text:style-name="P10">
              <text:s/>
            </loext:p>
          </draw:object>
          <draw:image xlink:href="./ObjectReplacements/Object 69" xlink:type="simple" xlink:show="embed" xlink:actuate="onLoad"/>
        </draw:frame>
        <draw:frame draw:style-name="gr3" draw:text-style-name="P14" draw:layer="layout" svg:width="1.029cm" svg:height="1.168cm" svg:x="18.171cm" svg:y="8.8cm">
          <draw:object xlink:href="./Object 70" xlink:type="simple" xlink:show="embed" xlink:actuate="onLoad">
            <loext:p text:style-name="P10">
              <text:s/>
            </loext:p>
          </draw:object>
          <draw:image xlink:href="./ObjectReplacements/Object 70" xlink:type="simple" xlink:show="embed" xlink:actuate="onLoad"/>
        </draw:frame>
        <draw:frame draw:style-name="gr16" draw:text-style-name="P23" draw:layer="layout" svg:width="22.07cm" svg:height="3.936cm" svg:x="4.53cm" svg:y="10.864cm">
          <draw:text-box>
            <text:p><text:span text:style-name="T19"/></text:p>
            <text:p><text:span text:style-name="T19">О</text:span><text:span text:style-name="T19">ш</text:span><text:span text:style-name="T19">и</text:span><text:span text:style-name="T19">б</text:span><text:span text:style-name="T19">к</text:span><text:span text:style-name="T19">а</text:span><text:span text:style-name="T19">:</text:span><text:span text:style-name="T18"> </text:span><text:span text:style-name="T18">о</text:span><text:span text:style-name="T18">б</text:span><text:span text:style-name="T18">ъ</text:span><text:span text:style-name="T18">е</text:span><text:span text:style-name="T18">к</text:span><text:span text:style-name="T18">т</text:span><text:span text:style-name="T18"> </text:span><text:span text:style-name="T20">x</text:span><text:span text:style-name="T18"> </text:span><text:span text:style-name="T18">к</text:span><text:span text:style-name="T18">л</text:span><text:span text:style-name="T18">а</text:span><text:span text:style-name="T18">с</text:span><text:span text:style-name="T18">с</text:span><text:span text:style-name="T18">а</text:span><text:span text:style-name="T19"> </text:span><text:span text:style-name="T20">y</text:span><text:span text:style-name="T18"> </text:span><text:span text:style-name="T18">п</text:span><text:span text:style-name="T18">о</text:span><text:span text:style-name="T18">п</text:span><text:span text:style-name="T18">а</text:span><text:span text:style-name="T18">л</text:span><text:span text:style-name="T18"> </text:span><text:span text:style-name="T18">в</text:span><text:span text:style-name="T18"> </text:span><text:span text:style-name="T18">к</text:span><text:span text:style-name="T18">л</text:span><text:span text:style-name="T18">а</text:span><text:span text:style-name="T18">с</text:span><text:span text:style-name="T18">с</text:span><text:span text:style-name="T18"> </text:span><text:span text:style-name="T20">s</text:span><text:span text:style-name="T20"> </text:span></text:p>
            <text:p><text:span text:style-name="T20"/></text:p>
            <text:p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-</text:span><text:span text:style-name="T18"> </text:span><text:span text:style-name="T18">м</text:span><text:span text:style-name="T18">н</text:span><text:span text:style-name="T18">о</text:span><text:span text:style-name="T18">ж</text:span><text:span text:style-name="T18">е</text:span><text:span text:style-name="T18">с</text:span><text:span text:style-name="T18">т</text:span><text:span text:style-name="T18">в</text:span><text:span text:style-name="T18">о</text:span><text:span text:style-name="T18"> </text:span><text:span text:style-name="T18">о</text:span><text:span text:style-name="T18">ш</text:span><text:span text:style-name="T18">и</text:span><text:span text:style-name="T18">б</text:span><text:span text:style-name="T18">о</text:span><text:span text:style-name="T18">ч</text:span><text:span text:style-name="T18">н</text:span><text:span text:style-name="T18">о</text:span><text:span text:style-name="T18"> </text:span><text:span text:style-name="T18">к</text:span><text:span text:style-name="T18">л</text:span><text:span text:style-name="T18">а</text:span><text:span text:style-name="T18">с</text:span><text:span text:style-name="T18">с</text:span><text:span text:style-name="T18">и</text:span><text:span text:style-name="T18">ф</text:span><text:span text:style-name="T18">и</text:span><text:span text:style-name="T18">ц</text:span><text:span text:style-name="T18">и</text:span><text:span text:style-name="T18">р</text:span><text:span text:style-name="T18">о</text:span><text:span text:style-name="T18">в</text:span><text:span text:style-name="T18">а</text:span><text:span text:style-name="T18">н</text:span><text:span text:style-name="T18">н</text:span><text:span text:style-name="T18">ы</text:span><text:span text:style-name="T18">х</text:span><text:span text:style-name="T18"> <text:s/></text:span><text:span text:style-name="T18"><text:s text:c="2"/></text:span><text:span text:style-name="T18"><text:s text:c="2"/></text:span><text:span text:style-name="T18"><text:s/></text:span><text:span text:style-name="T19"><text:s/></text:span></text:p>
          </draw:text-box>
        </draw:frame>
        <draw:frame draw:style-name="gr3" draw:text-style-name="P14" draw:layer="layout" svg:width="3.831cm" svg:height="1.323cm" svg:x="5.569cm" svg:y="12.864cm">
          <draw:object xlink:href="./Object 71" xlink:type="simple" xlink:show="embed" xlink:actuate="onLoad">
            <loext:p text:style-name="P10">
              <text:s/>
            </loext:p>
          </draw:object>
          <draw:image xlink:href="./ObjectReplacements/Object 71" xlink:type="simple" xlink:show="embed" xlink:actuate="onLoad"/>
        </draw:frame>
        <draw:frame draw:style-name="gr17" draw:text-style-name="P18" draw:layer="layout" svg:width="20.714cm" svg:height="4.673cm" svg:x="1.4cm" svg:y="14.927cm">
          <draw:text-box>
            <text:p/>
            <text:p>Вероятность ошибки</text:p>
            <text:p/>
            <text:p><text:s text:c="2"/></text:p>
            <text:p><text:s text:c="2"/>где <text:s/><text:s text:c="2"/><text:s text:c="2"/><text:s text:c="2"/><text:s text:c="2"/><text:s text:c="2"/><text:s text:c="2"/><text:s text:c="2"/><text:s text:c="2"/><text:s/>- плотность вероятностного пространства </text:p>
          </draw:text-box>
        </draw:frame>
        <draw:frame draw:style-name="gr18" draw:text-style-name="P10" draw:layer="layout" svg:width="10.247cm" svg:height="2.385cm" svg:x="9.353cm" svg:y="15.6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3" draw:text-style-name="P11" draw:layer="layout" svg:width="3.499cm" svg:height="1.265cm" svg:x="3.301cm" svg:y="17.735cm">
          <draw:object xlink:href="./Object 73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7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text-style-name="P20" draw:layer="layout" svg:width="17.2cm" svg:height="1.339cm" svg:x="1.8cm" svg:y="4.31cm" presentation:class="title" presentation:user-transformed="true">
          <draw:text-box>
            <text:p><text:span text:style-name="T15">о</text:span><text:span text:style-name="T15"> </text:span><text:span text:style-name="T15">ф</text:span><text:span text:style-name="T15">у</text:span><text:span text:style-name="T15">н</text:span><text:span text:style-name="T15">к</text:span><text:span text:style-name="T15">ц</text:span><text:span text:style-name="T15">и</text:span><text:span text:style-name="T15">о</text:span><text:span text:style-name="T15">н</text:span><text:span text:style-name="T15">а</text:span><text:span text:style-name="T15">л</text:span><text:span text:style-name="T15">е</text:span><text:span text:style-name="T15"> </text:span><text:span text:style-name="T15">с</text:span><text:span text:style-name="T15">р</text:span><text:span text:style-name="T15">е</text:span><text:span text:style-name="T15">д</text:span><text:span text:style-name="T15">н</text:span><text:span text:style-name="T15">е</text:span><text:span text:style-name="T15">г</text:span><text:span text:style-name="T15">о</text:span><text:span text:style-name="T15"> </text:span><text:span text:style-name="T15">р</text:span><text:span text:style-name="T15">и</text:span><text:span text:style-name="T15">с</text:span><text:span text:style-name="T15">к</text:span><text:span text:style-name="T15">а</text:span></text:p>
          </draw:text-box>
        </draw:frame>
        <draw:frame presentation:style-name="pr3" draw:text-style-name="P2" draw:layer="layout" svg:width="24.599cm" svg:height="1.363cm" svg:x="0.602cm" svg:y="2.001cm" presentation:class="title" presentation:user-transformed="true">
          <draw:text-box>
            <text:p><text:span text:style-name="T4">Б</text:span><text:span text:style-name="T4">а</text:span><text:span text:style-name="T4">й</text:span><text:span text:style-name="T4">е</text:span><text:span text:style-name="T4">с</text:span><text:span text:style-name="T4">о</text:span><text:span text:style-name="T4">в</text:span><text:span text:style-name="T4">с</text:span><text:span text:style-name="T4">к</text:span><text:span text:style-name="T4">и</text:span><text:span text:style-name="T4">й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/text:p>
          </draw:text-box>
        </draw:frame>
        <draw:frame draw:style-name="gr17" draw:text-style-name="P18" draw:layer="layout" svg:width="20.714cm" svg:height="4.673cm" svg:x="1.2cm" svg:y="5.727cm">
          <draw:text-box>
            <text:p/>
            <text:p>Вероятность ошибки</text:p>
            <text:p/>
            <text:p><text:s text:c="2"/></text:p>
            <text:p><text:s text:c="2"/>где <text:s/><text:s text:c="2"/><text:s text:c="2"/><text:s text:c="2"/><text:s text:c="2"/><text:s text:c="2"/><text:s text:c="2"/><text:s text:c="2"/><text:s text:c="2"/><text:s/>- плотность вероятностного пространства </text:p>
          </draw:text-box>
        </draw:frame>
        <draw:frame draw:style-name="gr18" draw:text-style-name="P10" draw:layer="layout" svg:width="10.247cm" svg:height="2.385cm" svg:x="9.153cm" svg:y="6.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3" draw:text-style-name="P11" draw:layer="layout" svg:width="3.499cm" svg:height="1.265cm" svg:x="3.101cm" svg:y="8.535cm">
          <draw:object xlink:href="./Object 76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76" xlink:type="simple" xlink:show="embed" xlink:actuate="onLoad"/>
        </draw:frame>
        <draw:frame draw:style-name="gr19" draw:text-style-name="P24" draw:layer="layout" svg:width="23.4cm" svg:height="3.199cm" svg:x="1.8cm" svg:y="10.8cm">
          <draw:text-box>
            <text:p text:style-name="P12"><text:span text:style-name="T18">О</text:span><text:span text:style-name="T18">п</text:span><text:span text:style-name="T18">р</text:span><text:span text:style-name="T18">е</text:span><text:span text:style-name="T18">д</text:span><text:span text:style-name="T18">е</text:span><text:span text:style-name="T18">л</text:span><text:span text:style-name="T18">и</text:span><text:span text:style-name="T18">м</text:span><text:span text:style-name="T18"> </text:span><text:span text:style-name="T18">к</text:span><text:span text:style-name="T18">о</text:span><text:span text:style-name="T18">н</text:span><text:span text:style-name="T18">с</text:span><text:span text:style-name="T18">т</text:span><text:span text:style-name="T18">а</text:span><text:span text:style-name="T18">н</text:span><text:span text:style-name="T18">т</text:span><text:span text:style-name="T18">ы</text:span><text:span text:style-name="T18"> </text:span><text:span text:style-name="T18">д</text:span><text:span text:style-name="T18">л</text:span><text:span text:style-name="T18">я</text:span><text:span text:style-name="T18"> </text:span><text:span text:style-name="T18">к</text:span><text:span text:style-name="T18">а</text:span><text:span text:style-name="T18">ж</text:span><text:span text:style-name="T18">д</text:span><text:span text:style-name="T18">о</text:span><text:span text:style-name="T18">г</text:span><text:span text:style-name="T18">о</text:span><text:span text:style-name="T18"> </text:span><text:span text:style-name="T18">к</text:span><text:span text:style-name="T18">л</text:span><text:span text:style-name="T18">а</text:span><text:span text:style-name="T18">с</text:span><text:span text:style-name="T18">с</text:span><text:span text:style-name="T18">а</text:span><text:span text:style-name="T18"> </text:span><text:span text:style-name="T18">-</text:span><text:span text:style-name="T18"> </text:span><text:span text:style-name="T21">п</text:span><text:span text:style-name="T21">о</text:span><text:span text:style-name="T21">т</text:span><text:span text:style-name="T21">е</text:span><text:span text:style-name="T21">р</text:span><text:span text:style-name="T21">я</text:span><text:span text:style-name="T21"> </text:span><text:span text:style-name="T21">о</text:span><text:span text:style-name="T21">т</text:span><text:span text:style-name="T21"> </text:span><text:span text:style-name="T21">о</text:span><text:span text:style-name="T21">ш</text:span><text:span text:style-name="T21">и</text:span><text:span text:style-name="T21">б</text:span><text:span text:style-name="T21">к</text:span><text:span text:style-name="T21">и</text:span><text:span text:style-name="T21"> </text:span></text:p>
            <text:p><text:span text:style-name="T19"/></text:p>
            <text:p><text:span text:style-name="T18"><text:s/></text:span></text:p>
            <text:p><text:span text:style-name="T22"/></text:p>
          </draw:text-box>
        </draw:frame>
        <draw:frame draw:style-name="gr3" draw:text-style-name="P11" draw:layer="layout" svg:width="0.201cm" svg:height="1.168cm" svg:x="4.2cm" svg:y="13.335cm">
          <draw:object xlink:href="./Object 6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6" xlink:type="simple" xlink:show="embed" xlink:actuate="onLoad"/>
        </draw:frame>
        <draw:frame draw:style-name="gr3" draw:text-style-name="P11" draw:layer="layout" svg:width="7.446cm" svg:height="1.323cm" svg:x="8.4cm" svg:y="12.077cm">
          <draw:object xlink:href="./Object 51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text-style-name="P20" draw:layer="layout" svg:width="17.2cm" svg:height="1.339cm" svg:x="1.8cm" svg:y="4.31cm" presentation:class="title" presentation:user-transformed="true">
          <draw:text-box>
            <text:p><text:span text:style-name="T15">о</text:span><text:span text:style-name="T15"> </text:span><text:span text:style-name="T15">ф</text:span><text:span text:style-name="T15">у</text:span><text:span text:style-name="T15">н</text:span><text:span text:style-name="T15">к</text:span><text:span text:style-name="T15">ц</text:span><text:span text:style-name="T15">и</text:span><text:span text:style-name="T15">о</text:span><text:span text:style-name="T15">н</text:span><text:span text:style-name="T15">а</text:span><text:span text:style-name="T15">л</text:span><text:span text:style-name="T15">е</text:span><text:span text:style-name="T15"> </text:span><text:span text:style-name="T15">с</text:span><text:span text:style-name="T15">р</text:span><text:span text:style-name="T15">е</text:span><text:span text:style-name="T15">д</text:span><text:span text:style-name="T15">н</text:span><text:span text:style-name="T15">е</text:span><text:span text:style-name="T15">г</text:span><text:span text:style-name="T15">о</text:span><text:span text:style-name="T15"> </text:span><text:span text:style-name="T15">р</text:span><text:span text:style-name="T15">и</text:span><text:span text:style-name="T15">с</text:span><text:span text:style-name="T15">к</text:span><text:span text:style-name="T15">а</text:span></text:p>
          </draw:text-box>
        </draw:frame>
        <draw:frame presentation:style-name="pr3" draw:text-style-name="P2" draw:layer="layout" svg:width="24.599cm" svg:height="1.363cm" svg:x="0.602cm" svg:y="2.001cm" presentation:class="title" presentation:user-transformed="true">
          <draw:text-box>
            <text:p><text:span text:style-name="T4">Б</text:span><text:span text:style-name="T4">а</text:span><text:span text:style-name="T4">й</text:span><text:span text:style-name="T4">е</text:span><text:span text:style-name="T4">с</text:span><text:span text:style-name="T4">о</text:span><text:span text:style-name="T4">в</text:span><text:span text:style-name="T4">с</text:span><text:span text:style-name="T4">к</text:span><text:span text:style-name="T4">и</text:span><text:span text:style-name="T4">й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/text:p>
          </draw:text-box>
        </draw:frame>
        <draw:frame draw:style-name="gr17" draw:text-style-name="P18" draw:layer="layout" svg:width="20.714cm" svg:height="4.673cm" svg:x="1.2cm" svg:y="5.727cm">
          <draw:text-box>
            <text:p/>
            <text:p>Вероятность ошибки</text:p>
            <text:p/>
            <text:p><text:s text:c="2"/></text:p>
            <text:p><text:s text:c="2"/>где <text:s/><text:s text:c="2"/><text:s text:c="2"/><text:s text:c="2"/><text:s text:c="2"/><text:s text:c="2"/><text:s text:c="2"/><text:s text:c="2"/><text:s text:c="2"/><text:s/>- плотность вероятностного пространства </text:p>
          </draw:text-box>
        </draw:frame>
        <draw:frame draw:style-name="gr18" draw:text-style-name="P10" draw:layer="layout" svg:width="10.247cm" svg:height="2.385cm" svg:x="9.153cm" svg:y="6.4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3" draw:text-style-name="P11" draw:layer="layout" svg:width="3.499cm" svg:height="1.265cm" svg:x="3.101cm" svg:y="8.535cm">
          <draw:object xlink:href="./Object 77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77" xlink:type="simple" xlink:show="embed" xlink:actuate="onLoad"/>
        </draw:frame>
        <draw:frame draw:style-name="gr20" draw:text-style-name="P24" draw:layer="layout" svg:width="23.4cm" svg:height="3.199cm" svg:x="1.8cm" svg:y="10.8cm">
          <draw:text-box>
            <text:p text:style-name="P12"><text:span text:style-name="T18">О</text:span><text:span text:style-name="T18">п</text:span><text:span text:style-name="T18">р</text:span><text:span text:style-name="T18">е</text:span><text:span text:style-name="T18">д</text:span><text:span text:style-name="T18">е</text:span><text:span text:style-name="T18">л</text:span><text:span text:style-name="T18">и</text:span><text:span text:style-name="T18">м</text:span><text:span text:style-name="T18"> </text:span><text:span text:style-name="T18">к</text:span><text:span text:style-name="T18">о</text:span><text:span text:style-name="T18">н</text:span><text:span text:style-name="T18">с</text:span><text:span text:style-name="T18">т</text:span><text:span text:style-name="T18">а</text:span><text:span text:style-name="T18">н</text:span><text:span text:style-name="T18">т</text:span><text:span text:style-name="T18">ы</text:span><text:span text:style-name="T18"> </text:span><text:span text:style-name="T18">д</text:span><text:span text:style-name="T18">л</text:span><text:span text:style-name="T18">я</text:span><text:span text:style-name="T18"> </text:span><text:span text:style-name="T18">к</text:span><text:span text:style-name="T18">а</text:span><text:span text:style-name="T18">ж</text:span><text:span text:style-name="T18">д</text:span><text:span text:style-name="T18">о</text:span><text:span text:style-name="T18">г</text:span><text:span text:style-name="T18">о</text:span><text:span text:style-name="T18"> </text:span><text:span text:style-name="T18">к</text:span><text:span text:style-name="T18">л</text:span><text:span text:style-name="T18">а</text:span><text:span text:style-name="T18">с</text:span><text:span text:style-name="T18">с</text:span><text:span text:style-name="T18">а</text:span><text:span text:style-name="T18"> </text:span><text:span text:style-name="T18">-</text:span><text:span text:style-name="T18"> </text:span><text:span text:style-name="T21">п</text:span><text:span text:style-name="T21">о</text:span><text:span text:style-name="T21">т</text:span><text:span text:style-name="T21">е</text:span><text:span text:style-name="T21">р</text:span><text:span text:style-name="T21">я</text:span><text:span text:style-name="T21"> </text:span><text:span text:style-name="T21">о</text:span><text:span text:style-name="T21">т</text:span><text:span text:style-name="T21"> </text:span><text:span text:style-name="T21">о</text:span><text:span text:style-name="T21">ш</text:span><text:span text:style-name="T21">и</text:span><text:span text:style-name="T21">б</text:span><text:span text:style-name="T21">к</text:span><text:span text:style-name="T21">и</text:span><text:span text:style-name="T21"> </text:span></text:p>
            <text:p><text:span text:style-name="T19"/></text:p>
            <text:p><text:span text:style-name="T18"><text:s/></text:span></text:p>
            <text:p><text:span text:style-name="T22"/></text:p>
          </draw:text-box>
        </draw:frame>
        <draw:frame draw:style-name="gr21" draw:text-style-name="P25" draw:layer="layout" svg:width="19.294cm" svg:height="4.189cm" svg:x="1.506cm" svg:y="14.611cm">
          <draw:text-box>
            <text:p><text:span text:style-name="T19">С</text:span><text:span text:style-name="T19">р</text:span><text:span text:style-name="T19">е</text:span><text:span text:style-name="T19">д</text:span><text:span text:style-name="T19">н</text:span><text:span text:style-name="T19">и</text:span><text:span text:style-name="T19">й</text:span><text:span text:style-name="T19"> </text:span><text:span text:style-name="T19">р</text:span><text:span text:style-name="T19">и</text:span><text:span text:style-name="T19">с</text:span><text:span text:style-name="T19">к</text:span><text:span text:style-name="T19">:</text:span><text:span text:style-name="T19"> </text:span><text:span text:style-name="T18">м</text:span><text:span text:style-name="T18">а</text:span><text:span text:style-name="T18">т</text:span><text:span text:style-name="T18">.</text:span><text:span text:style-name="T18">о</text:span><text:span text:style-name="T18">ж</text:span><text:span text:style-name="T18">и</text:span><text:span text:style-name="T18">д</text:span><text:span text:style-name="T18">а</text:span><text:span text:style-name="T18">н</text:span><text:span text:style-name="T18">и</text:span><text:span text:style-name="T18">е</text:span><text:span text:style-name="T18"> </text:span><text:span text:style-name="T18">п</text:span><text:span text:style-name="T18">о</text:span><text:span text:style-name="T18">т</text:span><text:span text:style-name="T18">е</text:span><text:span text:style-name="T18">р</text:span><text:span text:style-name="T18">и</text:span><text:span text:style-name="T18"> </text:span><text:span text:style-name="T18">к</text:span><text:span text:style-name="T18">л</text:span><text:span text:style-name="T18">а</text:span><text:span text:style-name="T18">с</text:span><text:span text:style-name="T18">с</text:span><text:span text:style-name="T18">и</text:span><text:span text:style-name="T18">ф</text:span><text:span text:style-name="T18">и</text:span><text:span text:style-name="T18">к</text:span><text:span text:style-name="T18">а</text:span><text:span text:style-name="T18">т</text:span><text:span text:style-name="T18">о</text:span><text:span text:style-name="T18">р</text:span><text:span text:style-name="T18">а</text:span></text:p>
          </draw:text-box>
        </draw:frame>
        <draw:frame draw:style-name="gr3" draw:text-style-name="P11" draw:layer="layout" svg:width="0.201cm" svg:height="1.168cm" svg:x="4.2cm" svg:y="13.335cm">
          <draw:object xlink:href="./Object 78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78" xlink:type="simple" xlink:show="embed" xlink:actuate="onLoad"/>
        </draw:frame>
        <draw:frame draw:style-name="gr3" draw:text-style-name="P11" draw:layer="layout" svg:width="6.476cm" svg:height="1.323cm" svg:x="8.4cm" svg:y="12.077cm">
          <draw:object xlink:href="./Object 79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79" xlink:type="simple" xlink:show="embed" xlink:actuate="onLoad"/>
        </draw:frame>
        <draw:frame draw:style-name="gr22" draw:text-style-name="P10" draw:layer="layout" svg:width="11.634cm" svg:height="2.151cm" svg:x="5cm" svg:y="16.049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4.599cm" svg:height="1.363cm" svg:x="0.602cm" svg:y="2.001cm" presentation:class="title" presentation:user-transformed="true">
          <draw:text-box>
            <text:p><text:span text:style-name="T4">Б</text:span><text:span text:style-name="T4">а</text:span><text:span text:style-name="T4">й</text:span><text:span text:style-name="T4">е</text:span><text:span text:style-name="T4">с</text:span><text:span text:style-name="T4">о</text:span><text:span text:style-name="T4">в</text:span><text:span text:style-name="T4">с</text:span><text:span text:style-name="T4">к</text:span><text:span text:style-name="T4">и</text:span><text:span text:style-name="T4">й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/text:p>
          </draw:text-box>
        </draw:frame>
        <draw:frame draw:style-name="gr21" draw:text-style-name="P25" draw:layer="layout" svg:width="19.294cm" svg:height="4.189cm" svg:x="1.2cm" svg:y="4.011cm">
          <draw:text-box>
            <text:p><text:span text:style-name="T19">С</text:span><text:span text:style-name="T19">р</text:span><text:span text:style-name="T19">е</text:span><text:span text:style-name="T19">д</text:span><text:span text:style-name="T19">н</text:span><text:span text:style-name="T19">и</text:span><text:span text:style-name="T19">й</text:span><text:span text:style-name="T19"> </text:span><text:span text:style-name="T19">р</text:span><text:span text:style-name="T19">и</text:span><text:span text:style-name="T19">с</text:span><text:span text:style-name="T19">к</text:span><text:span text:style-name="T19">:</text:span><text:span text:style-name="T19"> </text:span><text:span text:style-name="T18">м</text:span><text:span text:style-name="T18">а</text:span><text:span text:style-name="T18">т</text:span><text:span text:style-name="T18">.</text:span><text:span text:style-name="T18">о</text:span><text:span text:style-name="T18">ж</text:span><text:span text:style-name="T18">и</text:span><text:span text:style-name="T18">д</text:span><text:span text:style-name="T18">а</text:span><text:span text:style-name="T18">н</text:span><text:span text:style-name="T18">и</text:span><text:span text:style-name="T18">е</text:span><text:span text:style-name="T18"> </text:span><text:span text:style-name="T18">п</text:span><text:span text:style-name="T18">о</text:span><text:span text:style-name="T18">т</text:span><text:span text:style-name="T18">е</text:span><text:span text:style-name="T18">р</text:span><text:span text:style-name="T18">и</text:span><text:span text:style-name="T18"> </text:span><text:span text:style-name="T18">к</text:span><text:span text:style-name="T18">л</text:span><text:span text:style-name="T18">а</text:span><text:span text:style-name="T18">с</text:span><text:span text:style-name="T18">с</text:span><text:span text:style-name="T18">и</text:span><text:span text:style-name="T18">ф</text:span><text:span text:style-name="T18">и</text:span><text:span text:style-name="T18">к</text:span><text:span text:style-name="T18">а</text:span><text:span text:style-name="T18">т</text:span><text:span text:style-name="T18">о</text:span><text:span text:style-name="T18">р</text:span><text:span text:style-name="T18">а</text:span></text:p>
          </draw:text-box>
        </draw:frame>
        <draw:frame draw:style-name="gr22" draw:text-style-name="P10" draw:layer="layout" svg:width="11.634cm" svg:height="2.151cm" svg:x="4.694cm" svg:y="5.449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23" draw:text-style-name="P26" draw:layer="layout" svg:width="24cm" svg:height="11cm" svg:x="1.2cm" svg:y="8.6cm">
          <draw:text-box>
            <text:p><text:span text:style-name="T1">Т</text:span><text:span text:style-name="T1">е</text:span><text:span text:style-name="T1">о</text:span><text:span text:style-name="T1">р</text:span><text:span text:style-name="T1">е</text:span><text:span text:style-name="T1">м</text:span><text:span text:style-name="T1">а</text:span><text:span text:style-name="T1"> </text:span><text:span text:style-name="T1">п</text:span><text:span text:style-name="T1">р</text:span><text:span text:style-name="T1">о</text:span><text:span text:style-name="T1"> </text:span><text:span text:style-name="T1">о</text:span><text:span text:style-name="T1">п</text:span><text:span text:style-name="T1">т</text:span><text:span text:style-name="T1">и</text:span><text:span text:style-name="T1">м</text:span><text:span text:style-name="T1">а</text:span><text:span text:style-name="T1">л</text:span><text:span text:style-name="T1">ь</text:span><text:span text:style-name="T1">н</text:span><text:span text:style-name="T1">ы</text:span><text:span text:style-name="T1">й</text:span><text:span text:style-name="T1"> </text:span><text:span text:style-name="T1">б</text:span><text:span text:style-name="T1">а</text:span><text:span text:style-name="T1">й</text:span><text:span text:style-name="T1">е</text:span><text:span text:style-name="T1">с</text:span><text:span text:style-name="T1">о</text:span><text:span text:style-name="T1">в</text:span><text:span text:style-name="T1">с</text:span><text:span text:style-name="T1">к</text:span><text:span text:style-name="T1">и</text:span><text:span text:style-name="T1">й</text:span><text:span text:style-name="T1"> </text:span><text:span text:style-name="T1">к</text:span><text:span text:style-name="T1">л</text:span><text:span text:style-name="T1">а</text:span><text:span text:style-name="T1">с</text:span><text:span text:style-name="T1">с</text:span><text:span text:style-name="T1">и</text:span><text:span text:style-name="T1">ф</text:span><text:span text:style-name="T1">и</text:span><text:span text:style-name="T1">к</text:span><text:span text:style-name="T1">а</text:span><text:span text:style-name="T1">т</text:span><text:span text:style-name="T1">о</text:span><text:span text:style-name="T1">р</text:span></text:p>
            <text:p><text:s/></text:p>
            <text:p>пусть заданы:</text:p>
            <text:p><text:s/></text:p>
            <text:list text:style-name="L2">
              <text:list-item>
                <text:p>априорные вероятности классов </text:p>
                <text:p/>
              </text:list-item>
              <text:list-item>
                <text:p>плотности их распределений </text:p>
                <text:p><text:span text:style-name="T23"/></text:p>
              </text:list-item>
              <text:list-item>
                <text:p><text:span text:style-name="T17">п</text:span><text:span text:style-name="T17">о</text:span><text:span text:style-name="T17">т</text:span><text:span text:style-name="T17">е</text:span><text:span text:style-name="T17">р</text:span><text:span text:style-name="T17">и</text:span><text:span text:style-name="T17"> </text:span><text:span text:style-name="T17">о</text:span><text:span text:style-name="T17">т</text:span><text:span text:style-name="T17"> </text:span><text:span text:style-name="T17">о</text:span><text:span text:style-name="T17">ш</text:span><text:span text:style-name="T17">и</text:span><text:span text:style-name="T17">б</text:span><text:span text:style-name="T17">к</text:span><text:span text:style-name="T17">и</text:span><text:span text:style-name="T17"> </text:span></text:p>
                <text:p><text:span text:style-name="T17"/></text:p>
              </text:list-item>
            </text:list>
            <text:p><text:span text:style-name="T17">т</text:span><text:span text:style-name="T17">о</text:span><text:span text:style-name="T17">г</text:span><text:span text:style-name="T17">д</text:span><text:span text:style-name="T17">а</text:span><text:span text:style-name="T17"> </text:span><text:span text:style-name="T17">м</text:span><text:span text:style-name="T17">и</text:span><text:span text:style-name="T17">н</text:span><text:span text:style-name="T17">и</text:span><text:span text:style-name="T17">м</text:span><text:span text:style-name="T17">у</text:span><text:span text:style-name="T17">м</text:span><text:span text:style-name="T17"> </text:span><text:span text:style-name="T17">с</text:span><text:span text:style-name="T17">р</text:span><text:span text:style-name="T17">е</text:span><text:span text:style-name="T17">д</text:span><text:span text:style-name="T17">н</text:span><text:span text:style-name="T17">е</text:span><text:span text:style-name="T17">г</text:span><text:span text:style-name="T17">о</text:span><text:span text:style-name="T17"> </text:span><text:span text:style-name="T17">р</text:span><text:span text:style-name="T17">и</text:span><text:span text:style-name="T17">с</text:span><text:span text:style-name="T17">к</text:span><text:span text:style-name="T17">а</text:span><text:span text:style-name="T24"> </text:span><text:span text:style-name="T24">R</text:span><text:span text:style-name="T24">(</text:span><text:span text:style-name="T24">a</text:span><text:span text:style-name="T24">)</text:span><text:span text:style-name="T20"> </text:span><text:span text:style-name="T18">д</text:span><text:span text:style-name="T18">о</text:span><text:span text:style-name="T18">с</text:span><text:span text:style-name="T18">т</text:span><text:span text:style-name="T18">и</text:span><text:span text:style-name="T18">г</text:span><text:span text:style-name="T18">а</text:span><text:span text:style-name="T18">е</text:span><text:span text:style-name="T18">т</text:span><text:span text:style-name="T18">с</text:span><text:span text:style-name="T18">я</text:span><text:span text:style-name="T17"> </text:span><text:span text:style-name="T17">к</text:span><text:span text:style-name="T17">л</text:span><text:span text:style-name="T17">а</text:span><text:span text:style-name="T17">с</text:span><text:span text:style-name="T17">с</text:span><text:span text:style-name="T17">и</text:span><text:span text:style-name="T17">ф</text:span><text:span text:style-name="T17">и</text:span><text:span text:style-name="T17">к</text:span><text:span text:style-name="T17">а</text:span><text:span text:style-name="T17">т</text:span><text:span text:style-name="T17">о</text:span><text:span text:style-name="T17">р</text:span><text:span text:style-name="T17">о</text:span><text:span text:style-name="T17">м</text:span></text:p>
          </draw:text-box>
        </draw:frame>
        <draw:frame draw:style-name="gr3" draw:text-style-name="P11" draw:layer="layout" svg:width="3.499cm" svg:height="1.265cm" svg:x="12.101cm" svg:y="12.8cm">
          <draw:object xlink:href="./Object 20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20" xlink:type="simple" xlink:show="embed" xlink:actuate="onLoad"/>
        </draw:frame>
        <draw:frame draw:style-name="gr3" draw:text-style-name="P11" draw:layer="layout" svg:width="2.486cm" svg:height="1.265cm" svg:x="13.314cm" svg:y="11.335cm">
          <draw:object xlink:href="./Object 52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52" xlink:type="simple" xlink:show="embed" xlink:actuate="onLoad"/>
        </draw:frame>
        <draw:frame draw:style-name="gr3" draw:text-style-name="P11" draw:layer="layout" svg:width="2.695cm" svg:height="1.323cm" svg:x="8.505cm" svg:y="14.4cm">
          <draw:object xlink:href="./Object 81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81" xlink:type="simple" xlink:show="embed" xlink:actuate="onLoad"/>
        </draw:frame>
        <draw:frame draw:style-name="gr18" draw:text-style-name="P10" draw:layer="layout" svg:width="14.722cm" svg:height="2.151cm" svg:x="5.478cm" svg:y="17.249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24.599cm" svg:height="1.363cm" svg:x="0.602cm" svg:y="2.001cm" presentation:class="title" presentation:user-transformed="true">
          <draw:text-box>
            <text:p><text:span text:style-name="T4">Б</text:span><text:span text:style-name="T4">а</text:span><text:span text:style-name="T4">й</text:span><text:span text:style-name="T4">е</text:span><text:span text:style-name="T4">с</text:span><text:span text:style-name="T4">о</text:span><text:span text:style-name="T4">в</text:span><text:span text:style-name="T4">с</text:span><text:span text:style-name="T4">к</text:span><text:span text:style-name="T4">и</text:span><text:span text:style-name="T4">й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/text:p>
          </draw:text-box>
        </draw:frame>
        <draw:frame draw:style-name="gr23" draw:text-style-name="P26" draw:layer="layout" svg:width="24cm" svg:height="11cm" svg:x="0.8cm" svg:y="3.8cm">
          <draw:text-box>
            <text:p><text:span text:style-name="T1">Т</text:span><text:span text:style-name="T1">е</text:span><text:span text:style-name="T1">о</text:span><text:span text:style-name="T1">р</text:span><text:span text:style-name="T1">е</text:span><text:span text:style-name="T1">м</text:span><text:span text:style-name="T1">а</text:span><text:span text:style-name="T1"> </text:span><text:span text:style-name="T1">п</text:span><text:span text:style-name="T1">р</text:span><text:span text:style-name="T1">о</text:span><text:span text:style-name="T1"> </text:span><text:span text:style-name="T1">о</text:span><text:span text:style-name="T1">п</text:span><text:span text:style-name="T1">т</text:span><text:span text:style-name="T1">и</text:span><text:span text:style-name="T1">м</text:span><text:span text:style-name="T1">а</text:span><text:span text:style-name="T1">л</text:span><text:span text:style-name="T1">ь</text:span><text:span text:style-name="T1">н</text:span><text:span text:style-name="T1">ы</text:span><text:span text:style-name="T1">й</text:span><text:span text:style-name="T1"> </text:span><text:span text:style-name="T1">б</text:span><text:span text:style-name="T1">а</text:span><text:span text:style-name="T1">й</text:span><text:span text:style-name="T1">е</text:span><text:span text:style-name="T1">с</text:span><text:span text:style-name="T1">о</text:span><text:span text:style-name="T1">в</text:span><text:span text:style-name="T1">с</text:span><text:span text:style-name="T1">к</text:span><text:span text:style-name="T1">и</text:span><text:span text:style-name="T1">й</text:span><text:span text:style-name="T1"> </text:span><text:span text:style-name="T1">к</text:span><text:span text:style-name="T1">л</text:span><text:span text:style-name="T1">а</text:span><text:span text:style-name="T1">с</text:span><text:span text:style-name="T1">с</text:span><text:span text:style-name="T1">и</text:span><text:span text:style-name="T1">ф</text:span><text:span text:style-name="T1">и</text:span><text:span text:style-name="T1">к</text:span><text:span text:style-name="T1">а</text:span><text:span text:style-name="T1">т</text:span><text:span text:style-name="T1">о</text:span><text:span text:style-name="T1">р</text:span></text:p>
            <text:p><text:s/></text:p>
            <text:p>пусть заданы:</text:p>
            <text:p><text:s/></text:p>
            <text:list text:style-name="L2">
              <text:list-item>
                <text:p>априорные вероятности классов </text:p>
                <text:p/>
              </text:list-item>
              <text:list-item>
                <text:p>плотности их распределений </text:p>
                <text:p><text:span text:style-name="T23"/></text:p>
              </text:list-item>
              <text:list-item>
                <text:p><text:span text:style-name="T17">п</text:span><text:span text:style-name="T17">о</text:span><text:span text:style-name="T17">т</text:span><text:span text:style-name="T17">е</text:span><text:span text:style-name="T17">р</text:span><text:span text:style-name="T17">и</text:span><text:span text:style-name="T17"> </text:span><text:span text:style-name="T17">о</text:span><text:span text:style-name="T17">т</text:span><text:span text:style-name="T17"> </text:span><text:span text:style-name="T17">о</text:span><text:span text:style-name="T17">ш</text:span><text:span text:style-name="T17">и</text:span><text:span text:style-name="T17">б</text:span><text:span text:style-name="T17">к</text:span><text:span text:style-name="T17">и</text:span><text:span text:style-name="T17"> </text:span></text:p>
                <text:p><text:span text:style-name="T17"/></text:p>
              </text:list-item>
            </text:list>
            <text:p><text:span text:style-name="T17">т</text:span><text:span text:style-name="T17">о</text:span><text:span text:style-name="T17">г</text:span><text:span text:style-name="T17">д</text:span><text:span text:style-name="T17">а</text:span><text:span text:style-name="T17"> </text:span><text:span text:style-name="T17">м</text:span><text:span text:style-name="T17">и</text:span><text:span text:style-name="T17">н</text:span><text:span text:style-name="T17">и</text:span><text:span text:style-name="T17">м</text:span><text:span text:style-name="T17">у</text:span><text:span text:style-name="T17">м</text:span><text:span text:style-name="T17"> </text:span><text:span text:style-name="T17">с</text:span><text:span text:style-name="T17">р</text:span><text:span text:style-name="T17">е</text:span><text:span text:style-name="T17">д</text:span><text:span text:style-name="T17">н</text:span><text:span text:style-name="T17">е</text:span><text:span text:style-name="T17">г</text:span><text:span text:style-name="T17">о</text:span><text:span text:style-name="T17"> </text:span><text:span text:style-name="T17">р</text:span><text:span text:style-name="T17">и</text:span><text:span text:style-name="T17">с</text:span><text:span text:style-name="T17">к</text:span><text:span text:style-name="T17">а</text:span><text:span text:style-name="T24"> </text:span><text:span text:style-name="T24">R</text:span><text:span text:style-name="T24">(</text:span><text:span text:style-name="T24">a</text:span><text:span text:style-name="T24">)</text:span><text:span text:style-name="T20"> </text:span><text:span text:style-name="T18">д</text:span><text:span text:style-name="T18">о</text:span><text:span text:style-name="T18">с</text:span><text:span text:style-name="T18">т</text:span><text:span text:style-name="T18">и</text:span><text:span text:style-name="T18">г</text:span><text:span text:style-name="T18">а</text:span><text:span text:style-name="T18">е</text:span><text:span text:style-name="T18">т</text:span><text:span text:style-name="T18">с</text:span><text:span text:style-name="T18">я</text:span><text:span text:style-name="T17"> </text:span><text:span text:style-name="T17">к</text:span><text:span text:style-name="T17">л</text:span><text:span text:style-name="T17">а</text:span><text:span text:style-name="T17">с</text:span><text:span text:style-name="T17">с</text:span><text:span text:style-name="T17">и</text:span><text:span text:style-name="T17">ф</text:span><text:span text:style-name="T17">и</text:span><text:span text:style-name="T17">к</text:span><text:span text:style-name="T17">а</text:span><text:span text:style-name="T17">т</text:span><text:span text:style-name="T17">о</text:span><text:span text:style-name="T17">р</text:span><text:span text:style-name="T17">о</text:span><text:span text:style-name="T17">м</text:span></text:p>
          </draw:text-box>
        </draw:frame>
        <draw:frame draw:style-name="gr3" draw:text-style-name="P11" draw:layer="layout" svg:width="3.499cm" svg:height="1.265cm" svg:x="11.701cm" svg:y="8cm">
          <draw:object xlink:href="./Object 84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84" xlink:type="simple" xlink:show="embed" xlink:actuate="onLoad"/>
        </draw:frame>
        <draw:frame draw:style-name="gr3" draw:text-style-name="P11" draw:layer="layout" svg:width="2.486cm" svg:height="1.265cm" svg:x="12.914cm" svg:y="6.535cm">
          <draw:object xlink:href="./Object 85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85" xlink:type="simple" xlink:show="embed" xlink:actuate="onLoad"/>
        </draw:frame>
        <draw:frame draw:style-name="gr3" draw:text-style-name="P11" draw:layer="layout" svg:width="2.695cm" svg:height="1.323cm" svg:x="8.105cm" svg:y="9.6cm">
          <draw:object xlink:href="./Object 86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86" xlink:type="simple" xlink:show="embed" xlink:actuate="onLoad"/>
        </draw:frame>
        <draw:frame draw:style-name="gr18" draw:text-style-name="P10" draw:layer="layout" svg:width="14.722cm" svg:height="2.151cm" svg:x="5.078cm" svg:y="12.449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24" draw:text-style-name="P27" draw:layer="layout" svg:width="15.4cm" svg:height="5.339cm" svg:x="9cm" svg:y="14.861cm">
          <draw:text-box>
            <text:p><text:span text:style-name="T25">Д</text:span><text:span text:style-name="T25">о</text:span><text:span text:style-name="T25">п</text:span><text:span text:style-name="T25">о</text:span><text:span text:style-name="T25">л</text:span><text:span text:style-name="T25">н</text:span><text:span text:style-name="T25">е</text:span><text:span text:style-name="T25">н</text:span><text:span text:style-name="T25">и</text:span><text:span text:style-name="T25">е</text:span><text:span text:style-name="T25">:</text:span></text:p>
            <text:p><text:span text:style-name="T25"/></text:p>
            <text:p><text:span text:style-name="T26">е</text:span><text:span text:style-name="T26">с</text:span><text:span text:style-name="T26">л</text:span><text:span text:style-name="T26">и</text:span></text:p>
            <text:p><text:span text:style-name="T26"/></text:p>
            <text:p><text:span text:style-name="T26">т</text:span><text:span text:style-name="T26">о</text:span><text:span text:style-name="T26"> <text:s/></text:span></text:p>
          </draw:text-box>
        </draw:frame>
        <draw:frame draw:style-name="gr25" draw:text-style-name="P10" draw:layer="layout" svg:width="13.156cm" svg:height="1.889cm" svg:x="10.644cm" svg:y="17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11" draw:layer="layout" svg:width="6.535cm" svg:height="1.323cm" svg:x="11cm" svg:y="16cm">
          <draw:object xlink:href="./Object 88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8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6" draw:text-style-name="P28" draw:layer="layout" svg:width="21.008cm" svg:height="10.832cm" svg:x="1.4cm" svg:y="9cm">
          <draw:text-box>
            <text:p><text:span text:style-name="T27"><text:s/></text:span><text:span text:style-name="T27"><text:s/></text:span><text:span text:style-name="T27"><text:s/></text:span><text:span text:style-name="T27"><text:s/></text:span><text:span text:style-name="T27"><text:s/></text:span><text:span text:style-name="T27"><text:s/></text:span><text:span text:style-name="T27"><text:s/></text:span><text:span text:style-name="T27"><text:s/></text:span><text:span text:style-name="T27"><text:s/></text:span><text:span text:style-name="T27"><text:s/></text:span><text:span text:style-name="T28">б</text:span><text:span text:style-name="T29">а</text:span><text:span text:style-name="T29">й</text:span><text:span text:style-name="T29">е</text:span><text:span text:style-name="T29">с</text:span><text:span text:style-name="T29">о</text:span><text:span text:style-name="T29">в</text:span><text:span text:style-name="T29">с</text:span><text:span text:style-name="T29">к</text:span><text:span text:style-name="T29">и</text:span><text:span text:style-name="T29">й</text:span><text:span text:style-name="T29"> </text:span><text:span text:style-name="T29">к</text:span><text:span text:style-name="T29">л</text:span><text:span text:style-name="T29">а</text:span><text:span text:style-name="T29">с</text:span><text:span text:style-name="T29">с</text:span><text:span text:style-name="T29">и</text:span><text:span text:style-name="T29">ф</text:span><text:span text:style-name="T29">и</text:span><text:span text:style-name="T29">к</text:span><text:span text:style-name="T29">а</text:span><text:span text:style-name="T29">т</text:span><text:span text:style-name="T29">о</text:span><text:span text:style-name="T29">р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/></text:span><text:span text:style-name="T18">-</text:span><text:span text:style-name="T18"> </text:span><text:span text:style-name="T18">п</text:span><text:span text:style-name="T18">о</text:span><text:span text:style-name="T18">т</text:span><text:span text:style-name="T18">е</text:span><text:span text:style-name="T18">р</text:span><text:span text:style-name="T18">я</text:span><text:span text:style-name="T18"> </text:span><text:span text:style-name="T18">д</text:span><text:span text:style-name="T18">л</text:span><text:span text:style-name="T18">я</text:span><text:span text:style-name="T18"> </text:span><text:span text:style-name="T18">о</text:span><text:span text:style-name="T18">б</text:span><text:span text:style-name="T18">ъ</text:span><text:span text:style-name="T18">е</text:span><text:span text:style-name="T18">к</text:span><text:span text:style-name="T18">т</text:span><text:span text:style-name="T18">о</text:span><text:span text:style-name="T18">в</text:span><text:span text:style-name="T18"> </text:span><text:span text:style-name="T18">y</text:span></text:p>
            <text:p text:style-name="P12"><text:span text:style-name="T30"/></text:p>
            <text:p text:style-name="P12"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/></text:span><text:span text:style-name="T18">-</text:span><text:span text:style-name="T18"> </text:span><text:span text:style-name="T18">д</text:span><text:span text:style-name="T18">о</text:span><text:span text:style-name="T18">л</text:span><text:span text:style-name="T18">я</text:span><text:span text:style-name="T18"> </text:span><text:span text:style-name="T18">п</text:span><text:span text:style-name="T18">р</text:span><text:span text:style-name="T18">и</text:span><text:span text:style-name="T18">м</text:span><text:span text:style-name="T18">е</text:span><text:span text:style-name="T18">р</text:span><text:span text:style-name="T18">о</text:span><text:span text:style-name="T18">в</text:span><text:span text:style-name="T18"> </text:span><text:span text:style-name="T18">к</text:span><text:span text:style-name="T18">л</text:span><text:span text:style-name="T18">а</text:span><text:span text:style-name="T18">с</text:span><text:span text:style-name="T18">с</text:span><text:span text:style-name="T18">а</text:span><text:span text:style-name="T18"> </text:span><text:span text:style-name="T18">y</text:span><text:span text:style-name="T18"> </text:span><text:span text:style-name="T18">(</text:span><text:span text:style-name="T30">а</text:span><text:span text:style-name="T30">п</text:span><text:span text:style-name="T30">р</text:span><text:span text:style-name="T30">и</text:span><text:span text:style-name="T30">о</text:span><text:span text:style-name="T30">р</text:span><text:span text:style-name="T30">н</text:span><text:span text:style-name="T30">а</text:span><text:span text:style-name="T30">я</text:span><text:span text:style-name="T30"> </text:span><text:span text:style-name="T30">в</text:span><text:span text:style-name="T30">е</text:span><text:span text:style-name="T30">р</text:span><text:span text:style-name="T30">о</text:span><text:span text:style-name="T30">я</text:span><text:span text:style-name="T30">т</text:span><text:span text:style-name="T30">н</text:span><text:span text:style-name="T30">о</text:span><text:span text:style-name="T30">с</text:span><text:span text:style-name="T30">т</text:span><text:span text:style-name="T30">ь</text:span><text:span text:style-name="T30">)</text:span></text:p>
            <text:p text:style-name="P12"><text:span text:style-name="T30"/></text:p>
            <text:p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/></text:span><text:span text:style-name="T18">-</text:span><text:span text:style-name="T18"> </text:span><text:span text:style-name="T18">п</text:span><text:span text:style-name="T18">л</text:span><text:span text:style-name="T18">о</text:span><text:span text:style-name="T18">т</text:span><text:span text:style-name="T18">н</text:span><text:span text:style-name="T18">о</text:span><text:span text:style-name="T18">с</text:span><text:span text:style-name="T18">т</text:span><text:span text:style-name="T18">ь</text:span><text:span text:style-name="T18"> </text:span><text:span text:style-name="T30"><text:s/></text:span><text:span text:style-name="T30">к</text:span><text:span text:style-name="T30">л</text:span><text:span text:style-name="T30">а</text:span><text:span text:style-name="T30">с</text:span><text:span text:style-name="T30">с</text:span><text:span text:style-name="T30">а</text:span><text:span text:style-name="T30"> </text:span><text:span text:style-name="T30">y</text:span></text:p>
          </draw:text-box>
        </draw:frame>
        <draw:frame draw:style-name="gr18" draw:text-style-name="P14" draw:layer="layout" svg:width="13.156cm" svg:height="1.889cm" svg:x="1.652cm" svg:y="11.17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3" draw:text-style-name="P2" draw:layer="layout" svg:width="24.599cm" svg:height="1.363cm" svg:x="0.604cm" svg:y="2.003cm" presentation:class="title" presentation:user-transformed="true">
          <draw:text-box>
            <text:p><text:span text:style-name="T4">Б</text:span><text:span text:style-name="T4">а</text:span><text:span text:style-name="T4">й</text:span><text:span text:style-name="T4">е</text:span><text:span text:style-name="T4">с</text:span><text:span text:style-name="T4">о</text:span><text:span text:style-name="T4">в</text:span><text:span text:style-name="T4">с</text:span><text:span text:style-name="T4">к</text:span><text:span text:style-name="T4">и</text:span><text:span text:style-name="T4">й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ф</text:span><text:span text:style-name="T4">и</text:span><text:span text:style-name="T4">к</text:span><text:span text:style-name="T4">а</text:span><text:span text:style-name="T4">т</text:span><text:span text:style-name="T4">о</text:span><text:span text:style-name="T4">р</text:span></text:p>
          </draw:text-box>
        </draw:frame>
        <draw:frame draw:style-name="gr3" draw:text-style-name="P11" draw:layer="layout" svg:width="1.173cm" svg:height="1.323cm" svg:x="3.435cm" svg:y="13.4cm">
          <draw:object xlink:href="./Object 10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10" xlink:type="simple" xlink:show="embed" xlink:actuate="onLoad"/>
        </draw:frame>
        <draw:frame draw:style-name="gr3" draw:text-style-name="P11" draw:layer="layout" svg:width="2.484cm" svg:height="1.265cm" svg:x="2.008cm" svg:y="15cm">
          <draw:object xlink:href="./Object 21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21" xlink:type="simple" xlink:show="embed" xlink:actuate="onLoad"/>
        </draw:frame>
        <draw:frame draw:style-name="gr3" draw:text-style-name="P11" draw:layer="layout" svg:width="3.245cm" svg:height="1.265cm" svg:x="1.453cm" svg:y="16.535cm">
          <draw:object xlink:href="./Object 89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89" xlink:type="simple" xlink:show="embed" xlink:actuate="onLoad"/>
        </draw:frame>
        <draw:frame draw:style-name="gr8" draw:text-style-name="P15" draw:layer="layout" svg:width="21cm" svg:height="4.6cm" svg:x="1cm" svg:y="4.2cm">
          <draw:text-box>
            <text:p><text:span text:style-name="T14">п</text:span><text:span text:style-name="T14">р</text:span><text:span text:style-name="T14">и</text:span><text:span text:style-name="T14">н</text:span><text:span text:style-name="T14">ц</text:span><text:span text:style-name="T14">и</text:span><text:span text:style-name="T14">п</text:span><text:span text:style-name="T14"> </text:span><text:span text:style-name="T14">м</text:span><text:span text:style-name="T14">а</text:span><text:span text:style-name="T14">к</text:span><text:span text:style-name="T14">с</text:span><text:span text:style-name="T14">и</text:span><text:span text:style-name="T14">м</text:span><text:span text:style-name="T14">у</text:span><text:span text:style-name="T14">м</text:span><text:span text:style-name="T14">а</text:span><text:span text:style-name="T14"> </text:span><text:span text:style-name="T13">а</text:span><text:span text:style-name="T13">п</text:span><text:span text:style-name="T13">о</text:span><text:span text:style-name="T13">с</text:span><text:span text:style-name="T13">т</text:span><text:span text:style-name="T13">е</text:span><text:span text:style-name="T13">р</text:span><text:span text:style-name="T13">и</text:span><text:span text:style-name="T13">о</text:span><text:span text:style-name="T13">р</text:span><text:span text:style-name="T13">н</text:span><text:span text:style-name="T13">о</text:span><text:span text:style-name="T13">й</text:span><text:span text:style-name="T13"> </text:span><text:span text:style-name="T13">в</text:span><text:span text:style-name="T13">е</text:span><text:span text:style-name="T13">р</text:span><text:span text:style-name="T13">о</text:span><text:span text:style-name="T13">я</text:span><text:span text:style-name="T13">т</text:span><text:span text:style-name="T13">н</text:span><text:span text:style-name="T13">о</text:span><text:span text:style-name="T13">с</text:span><text:span text:style-name="T13">т</text:span><text:span text:style-name="T13">и</text:span></text:p>
          </draw:text-box>
        </draw:frame>
        <draw:frame draw:style-name="gr9" draw:text-style-name="P10" draw:layer="layout" svg:width="9.607cm" svg:height="1.889cm" svg:x="5.4cm" svg:y="6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16" draw:layer="layout" svg:width="6.6cm" svg:height="3cm" svg:x="20.2cm" svg:y="5.2cm">
          <draw:text-box>
            <text:p><text:span text:style-name="T13">ф</text:span><text:span text:style-name="T13">о</text:span><text:span text:style-name="T13">р</text:span><text:span text:style-name="T13">м</text:span><text:span text:style-name="T13">у</text:span><text:span text:style-name="T13">л</text:span><text:span text:style-name="T13">а</text:span><text:span text:style-name="T13"> </text:span><text:span text:style-name="T13">Б</text:span><text:span text:style-name="T13">а</text:span><text:span text:style-name="T13">й</text:span><text:span text:style-name="T13">е</text:span><text:span text:style-name="T13">с</text:span><text:span text:style-name="T13">а</text:span><text:span text:style-name="T13"> </text:span><text:span text:style-name="T13">:</text:span></text:p>
          </draw:text-box>
        </draw:frame>
        <draw:frame draw:style-name="gr12" draw:text-style-name="P17" draw:layer="layout" svg:width="6.23cm" svg:height="1.59cm" svg:x="20.4cm" svg:y="6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7" draw:text-style-name="P32" draw:layer="layout" svg:width="23.4cm" svg:height="10.2cm" svg:x="1.8cm" svg:y="4.8cm">
          <draw:text-box>
            <text:p text:style-name="P29"><text:span text:style-name="T31">g</text:span><text:span text:style-name="T31">i</text:span><text:span text:style-name="T31">t</text:span><text:span text:style-name="T31"> </text:span><text:span text:style-name="T31">c</text:span><text:span text:style-name="T31">l</text:span><text:span text:style-name="T31">o</text:span><text:span text:style-name="T31">n</text:span><text:span text:style-name="T31">e</text:span><text:span text:style-name="T31"> </text:span><text:span text:style-name="T31"><text:a xlink:href="https://github.com/mechanoid5/ml_lectorium.git" xlink:type="simple">https://github.com/mechanoid5/ml_lectorium.git</text:a></text:span></text:p>
            <text:p text:style-name="P29"><text:span text:style-name="T31"/></text:p>
            <text:p text:style-name="P30"><text:span text:style-name="T31"/></text:p>
            <text:p text:style-name="P30"><text:span text:style-name="T31">К</text:span><text:span text:style-name="T31">.</text:span><text:span text:style-name="T31">В</text:span><text:span text:style-name="T31">.</text:span><text:span text:style-name="T31"> </text:span><text:span text:style-name="T31">В</text:span><text:span text:style-name="T31">о</text:span><text:span text:style-name="T31">р</text:span><text:span text:style-name="T31">о</text:span><text:span text:style-name="T31">н</text:span><text:span text:style-name="T31">ц</text:span><text:span text:style-name="T31">о</text:span><text:span text:style-name="T31">в</text:span><text:span text:style-name="T31"> </text:span><text:span text:style-name="T31"><text:s/></text:span><text:span text:style-name="T31"><text:s/></text:span><text:span text:style-name="T31">Б</text:span><text:span text:style-name="T31">а</text:span><text:span text:style-name="T31">й</text:span><text:span text:style-name="T31">е</text:span><text:span text:style-name="T31">с</text:span><text:span text:style-name="T31">о</text:span><text:span text:style-name="T31">в</text:span><text:span text:style-name="T31">с</text:span><text:span text:style-name="T31">к</text:span><text:span text:style-name="T31">а</text:span><text:span text:style-name="T31">я</text:span><text:span text:style-name="T31"> </text:span><text:span text:style-name="T31">т</text:span><text:span text:style-name="T31">е</text:span><text:span text:style-name="T31">о</text:span><text:span text:style-name="T31">р</text:span><text:span text:style-name="T31">и</text:span><text:span text:style-name="T31">я</text:span><text:span text:style-name="T31"> </text:span><text:span text:style-name="T31">к</text:span><text:span text:style-name="T31">л</text:span><text:span text:style-name="T31">а</text:span><text:span text:style-name="T31">с</text:span><text:span text:style-name="T31">с</text:span><text:span text:style-name="T31">и</text:span><text:span text:style-name="T31">ф</text:span><text:span text:style-name="T31">и</text:span><text:span text:style-name="T31">к</text:span><text:span text:style-name="T31">а</text:span><text:span text:style-name="T31">ц</text:span><text:span text:style-name="T31">и</text:span><text:span text:style-name="T31">и</text:span><text:span text:style-name="T31"> </text:span><text:span text:style-name="T31">и</text:span><text:span text:style-name="T31"> </text:span><text:span text:style-name="T31">м</text:span><text:span text:style-name="T31">е</text:span><text:span text:style-name="T31">т</text:span><text:span text:style-name="T31">о</text:span><text:span text:style-name="T31">д</text:span><text:span text:style-name="T31">ы</text:span><text:span text:style-name="T31"> </text:span><text:span text:style-name="T31">в</text:span><text:span text:style-name="T31">о</text:span><text:span text:style-name="T31">с</text:span><text:span text:style-name="T31">с</text:span><text:span text:style-name="T31">т</text:span><text:span text:style-name="T31">а</text:span><text:span text:style-name="T31">н</text:span><text:span text:style-name="T31">о</text:span><text:span text:style-name="T31">в</text:span><text:span text:style-name="T31">л</text:span><text:span text:style-name="T31">е</text:span><text:span text:style-name="T31">н</text:span><text:span text:style-name="T31">и</text:span><text:span text:style-name="T31">я</text:span><text:span text:style-name="T31"> </text:span><text:span text:style-name="T31">п</text:span><text:span text:style-name="T31">л</text:span><text:span text:style-name="T31">о</text:span><text:span text:style-name="T31">т</text:span><text:span text:style-name="T31">н</text:span><text:span text:style-name="T31">о</text:span><text:span text:style-name="T31">с</text:span><text:span text:style-name="T31">т</text:span><text:span text:style-name="T31">и</text:span><text:span text:style-name="T31">.</text:span><text:span text:style-name="T31"> </text:span><text:span text:style-name="T31">-</text:span><text:span text:style-name="T31"> </text:span><text:span text:style-name="T31">К</text:span><text:span text:style-name="T31">у</text:span><text:span text:style-name="T31">р</text:span><text:span text:style-name="T31">с</text:span><text:span text:style-name="T31"> </text:span><text:span text:style-name="T31">"</text:span><text:span text:style-name="T31">М</text:span><text:span text:style-name="T31">а</text:span><text:span text:style-name="T31">ш</text:span><text:span text:style-name="T31">и</text:span><text:span text:style-name="T31">н</text:span><text:span text:style-name="T31">н</text:span><text:span text:style-name="T31">о</text:span><text:span text:style-name="T31">е</text:span><text:span text:style-name="T31"> </text:span><text:span text:style-name="T31">о</text:span><text:span text:style-name="T31">б</text:span><text:span text:style-name="T31">у</text:span><text:span text:style-name="T31">ч</text:span><text:span text:style-name="T31">е</text:span><text:span text:style-name="T31">н</text:span><text:span text:style-name="T31">и</text:span><text:span text:style-name="T31">е</text:span><text:span text:style-name="T31">"</text:span><text:span text:style-name="T31"> </text:span><text:span text:style-name="T31">Ш</text:span><text:span text:style-name="T31">А</text:span><text:span text:style-name="T31">Д</text:span><text:span text:style-name="T31"> </text:span><text:span text:style-name="T31">Я</text:span><text:span text:style-name="T31">н</text:span><text:span text:style-name="T31">д</text:span><text:span text:style-name="T31">е</text:span><text:span text:style-name="T31">к</text:span><text:span text:style-name="T31">с</text:span><text:span text:style-name="T31"> </text:span><text:span text:style-name="T31">2</text:span><text:span text:style-name="T31">0</text:span><text:span text:style-name="T31">1</text:span><text:span text:style-name="T31">4</text:span></text:p>
            <text:p text:style-name="P3"><text:span text:style-name="T32"/></text:p>
            <text:p text:style-name="P3"><text:span text:style-name="T32"/></text:p>
            <text:p text:style-name="P31"><text:span text:style-name="T32">Б</text:span><text:span text:style-name="T32">о</text:span><text:span text:style-name="T32">р</text:span><text:span text:style-name="T32">и</text:span><text:span text:style-name="T32">с</text:span><text:span text:style-name="T32">о</text:span><text:span text:style-name="T32">в</text:span><text:span text:style-name="T32"> </text:span><text:span text:style-name="T32">Е</text:span><text:span text:style-name="T32">.</text:span><text:span text:style-name="T32">С</text:span><text:span text:style-name="T32">.</text:span><text:span text:style-name="T32"> </text:span><text:span text:style-name="T32"><text:s/></text:span><text:span text:style-name="T32"><text:s/></text:span><text:span text:style-name="T32"><text:s/></text:span><text:span text:style-name="T32"><text:s/></text:span><text:span text:style-name="T32">Б</text:span><text:span text:style-name="T32">а</text:span><text:span text:style-name="T32">й</text:span><text:span text:style-name="T32">е</text:span><text:span text:style-name="T32">с</text:span><text:span text:style-name="T32">о</text:span><text:span text:style-name="T32">в</text:span><text:span text:style-name="T32">с</text:span><text:span text:style-name="T32">к</text:span><text:span text:style-name="T32">и</text:span><text:span text:style-name="T32">й</text:span><text:span text:style-name="T32"> </text:span><text:span text:style-name="T32">к</text:span><text:span text:style-name="T32">л</text:span><text:span text:style-name="T32">а</text:span><text:span text:style-name="T32">с</text:span><text:span text:style-name="T32">с</text:span><text:span text:style-name="T32">и</text:span><text:span text:style-name="T32">ф</text:span><text:span text:style-name="T32">и</text:span><text:span text:style-name="T32">к</text:span><text:span text:style-name="T32">а</text:span><text:span text:style-name="T32">т</text:span><text:span text:style-name="T32">о</text:span><text:span text:style-name="T32">р</text:span><text:span text:style-name="T32">.</text:span></text:p>
            <text:p text:style-name="P31"><text:span text:style-name="T32"><text:a xlink:href="http://mechanoid.su/ml-bayes.html" xlink:type="simple">http://mechanoid.su/ml-bayes.html</text:a></text:span></text:p>
            <text:p text:style-name="P3"><text:span text:style-name="T33"/></text:p>
          </draw:text-box>
        </draw:frame>
        <draw:frame presentation:style-name="pr3" draw:text-style-name="P2" draw:layer="layout" svg:width="22.999cm" svg:height="1.363cm" svg:x="1.583cm" svg:y="1.838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wiss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/>
    <style:font-face style:name="Roboto-Regular1" svg:font-family="Roboto-Regular" style:font-pitch="variable"/>
    <style:font-face style:name="WenQuanYi Zen Hei" svg:font-family="'WenQuanYi Zen Hei'" style:font-family-generic="swiss" style:font-pitch="variable"/>
    <style:font-face style:name="WenQuanYi Zen Hei1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_5f_1" style:display-name="Обычный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_5f_1" style:display-name="Обычный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_5f_1" style:display-name="Обычный_3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_5f_1" style:display-name="Обычный_3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_5f_1_5f_1" style:display-name="Обычный_1_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_5f_1_5f_1" style:display-name="Обычный_1_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_5f_1" style:display-name="Объект без заливки и линий_19_1_1_1_1" style:family="graphic" style:parent-style-name="Обычный_5f_1_5f_9_5f_1_5f_1_5f_1">
      <style:graphic-properties draw:stroke="none" draw:fill="none"/>
    </style:style>
    <style:style style:name="Объект_20_без_20_заливки_20_и_20_линий_5f_9_5f_2_5f_1_5f_1_5f_1_5f_1" style:display-name="Объект без заливки и линий_9_2_1_1_1_1" style:family="graphic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7.7000007629395pt" style:font-style-asian="normal" style:font-weight-asian="normal" style:font-name-complex="Lohit Hindi1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6pt" style:font-style-asian="normal" style:font-weight-asian="normal" style:font-name-complex="Lohit Hindi1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6pt" style:font-style-asian="normal" style:font-weight-asian="normal" style:font-name-complex="Lohit Hindi1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5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02-28T17:50:34.046910455</dc:date>
    <meta:editing-duration>PT21H35M11S</meta:editing-duration>
    <meta:editing-cycles>300</meta:editing-cycles>
    <meta:generator>LibreOffice/7.4.2.3$Linux_X86_64 LibreOffice_project/40$Build-3</meta:generator>
    <meta:document-statistic meta:object-count="167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row>
            <mi>y</mi>
            <mo stretchy="false">|</mo>
            <mi>x</mi>
          </mrow>
        </mrow>
        <mo fence="true" stretchy="false">)</mo>
      </mrow>
    </mrow>
    <annotation encoding="StarMath 5.0">a( x ) = argmax csub {y in Y} P( y mline x )</annotation>
  </semantics>
</math>
</file>

<file path=Object 10/content.xml><?xml version="1.0" encoding="utf-8"?>
<math xmlns="http://www.w3.org/1998/Math/MathML" display="block">
  <semantics>
    <msub>
      <mi>λ</mi>
      <mi>y</mi>
    </msub>
    <annotation encoding="StarMath 5.0">λ_{y}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row>
          <mo fence="true" stretchy="false">(</mo>
          <mrow>
            <mrow>
              <mi>y</mi>
              <mo stretchy="false">|</mo>
              <mi>x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P( y mline x ) = argmax csub {y in Y} P(y) p( x mline y ) </annotation>
  </semantics>
</math>
</file>

<file path=Object 19/content.xml><?xml version="1.0" encoding="utf-8"?>
<math xmlns="http://www.w3.org/1998/Math/MathML" display="block">
  <semantics>
    <mrow>
      <mrow>
        <msub>
          <mi>A</mi>
          <mi>y</mi>
        </msub>
        <mo stretchy="false">=</mo>
        <mrow>
          <mo fence="true" form="prefix" stretchy="false">{</mo>
          <mrow>
            <mrow>
              <mrow>
                <mi>x</mi>
                <mo stretchy="false">∈</mo>
                <mi>X</mi>
                <mo stretchy="false">∣</mo>
                <mi>a</mi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=</mo>
                <mi>y</mi>
              </mrow>
            </mrow>
          </mrow>
          <mo fence="true" form="postfix" stretchy="false">}</mo>
        </mrow>
      </mrow>
      <mi>,</mi>
      <mrow>
        <mi>y</mi>
        <mo stretchy="false">∈</mo>
        <mi>Y</mi>
      </mrow>
    </mrow>
    <annotation encoding="StarMath 5.0">A_y = lbrace x in X divides a(x)=y rbrace , y in Y 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|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i>A</mi>
              </mrow>
              <mo fence="true" stretchy="false">)</mo>
            </mrow>
            <mi>P</mi>
            <mrow>
              <mo fence="true" stretchy="false">(</mo>
              <mrow>
                <mrow>
                  <mi>B</mi>
                  <mo stretchy="false">|</mo>
                  <mi>A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A mline B) = { P(A) P(B mline A)  } over { P(B) }</annotation>
  </semantics>
</math>
</file>

<file path=Object 20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21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 y )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|</mo>
              <mi>B</mi>
            </mrow>
          </mrow>
          <mo fence="true" form="postfix" stretchy="false">)</mo>
        </mrow>
        <mo stretchy="false">=</mo>
        <mfrac>
          <mrow>
            <mi>P</mi>
            <mrow>
              <mo fence="true" form="prefix" stretchy="false">(</mo>
              <mrow>
                <mi>A</mi>
              </mrow>
              <mo fence="true" form="postfix" stretchy="false">)</mo>
            </mrow>
            <mi>P</mi>
            <mrow>
              <mo fence="true" form="prefix" stretchy="false">(</mo>
              <mrow>
                <mrow>
                  <mi>B</mi>
                  <mo stretchy="false">|</mo>
                  <mi>A</mi>
                </mrow>
              </mrow>
              <mo fence="true" form="postfix" stretchy="false">)</mo>
            </mrow>
          </mrow>
          <mrow>
            <mi>P</mi>
            <mrow>
              <mo fence="true" form="prefix" stretchy="false">(</mo>
              <mrow>
                <mi>B</mi>
              </mrow>
              <mo fence="true" form="postfix" stretchy="false">)</mo>
            </mrow>
          </mrow>
        </mfrac>
      </mrow>
    </mrow>
    <annotation encoding="StarMath 5.0">P(A mline B) = { P(A) P(B mline A)  } over { P(B) }</annotation>
  </semantics>
</math>
</file>

<file path=Object 47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y)</annotation>
  </semantics>
</math>
</file>

<file path=Object 48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y</mi>
            <mo stretchy="false">∣</mo>
            <mi>x</mi>
          </mrow>
        </mrow>
        <mo fence="true" form="postfix" stretchy="false">)</mo>
      </mrow>
    </mrow>
    <annotation encoding="StarMath 5.0">p(y divides x)</annotation>
  </semantics>
</math>
</file>

<file path=Object 49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o stretchy="false">∣</mo>
            <mi>y</mi>
          </mrow>
        </mrow>
        <mo fence="true" form="postfix" stretchy="false">)</mo>
      </mrow>
    </mrow>
    <annotation encoding="StarMath 5.0">p(x divides y)</annotation>
  </semantics>
</math>
</file>

<file path=Object 5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50/content.xml><?xml version="1.0" encoding="utf-8"?>
<math xmlns="http://www.w3.org/1998/Math/MathML" display="block">
  <semantics>
    <mi>X</mi>
    <annotation encoding="StarMath 5.0">X</annotation>
  </semantics>
</math>
</file>

<file path=Object 51/content.xml><?xml version="1.0" encoding="utf-8"?>
<math xmlns="http://www.w3.org/1998/Math/MathML" display="block">
  <semantics>
    <mrow>
      <mrow>
        <msub>
          <mi>λ</mi>
          <mi mathvariant="italic">ys</mi>
        </msub>
        <mo stretchy="false">&gt;</mo>
        <mn>0</mn>
      </mrow>
      <mi>,</mi>
      <mrow>
        <mi mathvariant="italic">ys</mi>
        <mo stretchy="false">∈</mo>
        <mrow>
          <mi>Y</mi>
          <mo stretchy="false">×</mo>
          <mi>Y</mi>
        </mrow>
      </mrow>
    </mrow>
    <annotation encoding="StarMath 5.0">λ_{ys} &gt;0, ys  in Y times Y </annotation>
  </semantics>
</math>
</file>

<file path=Object 52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y)</annotation>
  </semantics>
</math>
</file>

<file path=Object 53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54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55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

<file path=Object 56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57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

<file path=Object 58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59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6/content.xml><?xml version="1.0" encoding="utf-8"?>
<math xmlns="http://www.w3.org/1998/Math/MathML" display="block"/>
</file>

<file path=Object 60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row>
              <mi>'</mi>
              <mo stretchy="false">×</mo>
              <mi>Y</mi>
            </mrow>
            <mi>'</mi>
          </mrow>
        </mrow>
        <mo fence="true" form="postfix" stretchy="false">)</mo>
      </mrow>
      <mo stretchy="false">⊂</mo>
      <mrow>
        <mo fence="true" form="prefix" stretchy="false">(</mo>
        <mrow>
          <mrow>
            <mi>X</mi>
            <mo stretchy="false">×</mo>
            <mi>Y</mi>
          </mrow>
        </mrow>
        <mo fence="true" form="postfix" stretchy="false">)</mo>
      </mrow>
    </mrow>
    <annotation encoding="StarMath 5.0">(X' times Y') subset (X times Y)</annotation>
  </semantics>
</math>
</file>

<file path=Object 61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

<file path=Object 62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63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row>
              <mi>'</mi>
              <mo stretchy="false">×</mo>
              <mi>Y</mi>
            </mrow>
            <mi>'</mi>
          </mrow>
        </mrow>
        <mo fence="true" form="postfix" stretchy="false">)</mo>
      </mrow>
      <mo stretchy="false">⊂</mo>
      <mrow>
        <mo fence="true" form="prefix" stretchy="false">(</mo>
        <mrow>
          <mrow>
            <mi>X</mi>
            <mo stretchy="false">×</mo>
            <mi>Y</mi>
          </mrow>
        </mrow>
        <mo fence="true" form="postfix" stretchy="false">)</mo>
      </mrow>
    </mrow>
    <annotation encoding="StarMath 5.0">(X' times Y') subset (X times Y)</annotation>
  </semantics>
</math>
</file>

<file path=Object 64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65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form="prefix" stretchy="false">(</mo>
        <mrow>
          <mrow>
            <mi>y</mi>
            <mo stretchy="false">|</mo>
            <mi>x</mi>
          </mrow>
        </mrow>
        <mo fence="true" form="postfix" stretchy="false">)</mo>
      </mrow>
    </mrow>
    <annotation encoding="StarMath 5.0">a( x ) = argmax csub {y in Y} P( y mline x )</annotation>
  </semantics>
</math>
</file>

<file path=Object 66/content.xml><?xml version="1.0" encoding="utf-8"?>
<math xmlns="http://www.w3.org/1998/Math/MathML" display="block">
  <semantics>
    <mrow>
      <mrow>
        <msub>
          <mi>A</mi>
          <mi>y</mi>
        </msub>
        <mo stretchy="false">=</mo>
        <mrow>
          <mo fence="true" form="prefix" stretchy="false">{</mo>
          <mrow>
            <mrow>
              <mrow>
                <mi>x</mi>
                <mo stretchy="false">∈</mo>
                <mi>X</mi>
                <mo stretchy="false">∣</mo>
                <mi>a</mi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=</mo>
                <mi>y</mi>
              </mrow>
            </mrow>
          </mrow>
          <mo fence="true" form="postfix" stretchy="false">}</mo>
        </mrow>
      </mrow>
      <mi>,</mi>
      <mrow>
        <mi>y</mi>
        <mo stretchy="false">∈</mo>
        <mi>Y</mi>
      </mrow>
    </mrow>
    <annotation encoding="StarMath 5.0">A_y = lbrace x in X divides a(x)=y rbrace , y in Y 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row>
      <msub>
        <mi>A</mi>
        <mi>s</mi>
      </msub>
      <mi>,</mi>
      <mrow>
        <mi>s</mi>
        <mo stretchy="false">≠</mo>
        <mi>y</mi>
      </mrow>
    </mrow>
    <annotation encoding="StarMath 5.0">A_s, s neq y</annotation>
  </semantics>
</math>
</file>

<file path=Object 69/content.xml><?xml version="1.0" encoding="utf-8"?>
<math xmlns="http://www.w3.org/1998/Math/MathML" display="block">
  <semantics>
    <mrow>
      <mrow>
        <msub>
          <mi>A</mi>
          <mi>y</mi>
        </msub>
        <mo stretchy="false">=</mo>
        <mrow>
          <mo fence="true" form="prefix" stretchy="false">{</mo>
          <mrow>
            <mrow>
              <mrow>
                <mi>x</mi>
                <mo stretchy="false">∈</mo>
                <mi>X</mi>
                <mo stretchy="false">∣</mo>
                <mi>a</mi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=</mo>
                <mi>y</mi>
              </mrow>
            </mrow>
          </mrow>
          <mo fence="true" form="postfix" stretchy="false">}</mo>
        </mrow>
      </mrow>
      <mi>,</mi>
      <mrow>
        <mi>y</mi>
        <mo stretchy="false">∈</mo>
        <mi>Y</mi>
      </mrow>
    </mrow>
    <annotation encoding="StarMath 5.0">A_y = lbrace x in X divides a(x)=y rbrace , y in Y 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form="prefix" stretchy="false">(</mo>
        <mrow>
          <mi>y</mi>
        </mrow>
        <mo fence="true" form="postfix" stretchy="false">)</mo>
      </mrow>
      <mi>p</mi>
      <mrow>
        <mo fence="true" form="prefix" stretchy="false">(</mo>
        <mrow>
          <mrow>
            <mi>x</mi>
            <mo stretchy="false">|</mo>
            <mi>y</mi>
          </mrow>
        </mrow>
        <mo fence="true" form="postfix" stretchy="false">)</mo>
      </mrow>
    </mrow>
    <annotation encoding="StarMath 5.0">a( x ) = argmax csub {y in Y} %lambda_y P(y) p( x mline y ) </annotation>
  </semantics>
</math>
</file>

<file path=Object 70/content.xml><?xml version="1.0" encoding="utf-8"?>
<math xmlns="http://www.w3.org/1998/Math/MathML" display="block">
  <semantics>
    <mi>X</mi>
    <annotation encoding="StarMath 5.0">X</annotation>
  </semantics>
</math>
</file>

<file path=Object 71/content.xml><?xml version="1.0" encoding="utf-8"?>
<math xmlns="http://www.w3.org/1998/Math/MathML" display="block">
  <semantics>
    <mrow>
      <msub>
        <mi>A</mi>
        <mi>s</mi>
      </msub>
      <mi>,</mi>
      <mrow>
        <mi>s</mi>
        <mo stretchy="false">≠</mo>
        <mi>y</mi>
      </mrow>
    </mrow>
    <annotation encoding="StarMath 5.0">A_s, s neq y</annotation>
  </semantics>
</math>
</file>

<file path=Object 7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3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7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6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77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78/content.xml><?xml version="1.0" encoding="utf-8"?>
<math xmlns="http://www.w3.org/1998/Math/MathML" display="block"/>
</file>

<file path=Object 79/content.xml><?xml version="1.0" encoding="utf-8"?>
<math xmlns="http://www.w3.org/1998/Math/MathML" display="block">
  <semantics>
    <mrow>
      <mrow>
        <msub>
          <mi>λ</mi>
          <mi mathvariant="italic">ys</mi>
        </msub>
        <mo stretchy="false">&gt;</mo>
        <mn>0</mn>
      </mrow>
      <mi>;</mi>
      <mi>y</mi>
      <mi>,</mi>
      <mrow>
        <mi>s</mi>
        <mo stretchy="false">∈</mo>
        <mi>Y</mi>
      </mrow>
    </mrow>
    <annotation encoding="StarMath 5.0">λ_{ys} &gt;0; y,s in Y</annotation>
  </semantics>
</math>
</file>

<file path=Object 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80/content.xml><?xml version="1.0" encoding="utf-8"?>
<math xmlns="http://www.w3.org/1998/Math/MathML" display="block">
  <semantics>
    <mrow>
      <mi>R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y</mi>
              <mo stretchy="false">∈</mo>
              <mi>Y</mi>
            </mrow>
          </munder>
          <mrow>
            <munder>
              <mo stretchy="false">∑</mo>
              <mrow>
                <mi>s</mi>
                <mo stretchy="false">∈</mo>
                <mi>Y</mi>
              </mrow>
            </munder>
            <msub>
              <mi>λ</mi>
              <mi mathvariant="italic">ys</mi>
            </msub>
          </mrow>
        </mrow>
      </mrow>
      <mi>P</mi>
      <mrow>
        <mo fence="true" stretchy="false">(</mo>
        <mrow>
          <mrow>
            <msub>
              <mi>A</mi>
              <mi>s</mi>
            </msub>
            <mi>,</mi>
            <mi>y</mi>
          </mrow>
        </mrow>
        <mo fence="true" stretchy="false">)</mo>
      </mrow>
    </mrow>
    <annotation encoding="StarMath 5.0">R(a)= sum from{y in Y} sum from{s in Y} %lambda_{ys} P(A_s,y) </annotation>
  </semantics>
</math>
</file>

<file path=Object 81/content.xml><?xml version="1.0" encoding="utf-8"?>
<math xmlns="http://www.w3.org/1998/Math/MathML" display="block">
  <semantics>
    <mrow>
      <msub>
        <mi>λ</mi>
        <mi mathvariant="italic">ys</mi>
      </msub>
      <mo stretchy="false">&gt;</mo>
      <mn>0</mn>
    </mrow>
    <annotation encoding="StarMath 5.0">λ_{ys} &gt;0</annotation>
  </semantics>
</math>
</file>

<file path=Object 82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83/content.xml><?xml version="1.0" encoding="utf-8"?>
<math xmlns="http://www.w3.org/1998/Math/MathML" display="block">
  <semantics>
    <mrow>
      <mi>R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y</mi>
              <mo stretchy="false">∈</mo>
              <mi>Y</mi>
            </mrow>
          </munder>
          <mrow>
            <munder>
              <mo stretchy="false">∑</mo>
              <mrow>
                <mi>s</mi>
                <mo stretchy="false">∈</mo>
                <mi>Y</mi>
              </mrow>
            </munder>
            <msub>
              <mi>λ</mi>
              <mi mathvariant="italic">ys</mi>
            </msub>
          </mrow>
        </mrow>
      </mrow>
      <mi>P</mi>
      <mrow>
        <mo fence="true" stretchy="false">(</mo>
        <mrow>
          <mrow>
            <msub>
              <mi>A</mi>
              <mi>s</mi>
            </msub>
            <mi>,</mi>
            <mi>y</mi>
          </mrow>
        </mrow>
        <mo fence="true" stretchy="false">)</mo>
      </mrow>
    </mrow>
    <annotation encoding="StarMath 5.0">R(a)= sum from{y in Y} sum from{s in Y} %lambda_{ys} P(A_s,y) </annotation>
  </semantics>
</math>
</file>

<file path=Object 84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85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y)</annotation>
  </semantics>
</math>
</file>

<file path=Object 86/content.xml><?xml version="1.0" encoding="utf-8"?>
<math xmlns="http://www.w3.org/1998/Math/MathML" display="block">
  <semantics>
    <mrow>
      <msub>
        <mi>λ</mi>
        <mi mathvariant="italic">ys</mi>
      </msub>
      <mo stretchy="false">&gt;</mo>
      <mn>0</mn>
    </mrow>
    <annotation encoding="StarMath 5.0">λ_{ys} &gt;0</annotation>
  </semantics>
</math>
</file>

<file path=Object 8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88/content.xml><?xml version="1.0" encoding="utf-8"?>
<math xmlns="http://www.w3.org/1998/Math/MathML" display="block">
  <semantics>
    <mrow>
      <mrow>
        <msub>
          <mi>λ</mi>
          <mi mathvariant="italic">yy</mi>
        </msub>
        <mo stretchy="false">=</mo>
        <mn>0</mn>
      </mrow>
      <mi>;</mi>
      <mrow>
        <msub>
          <mi>λ</mi>
          <mi>y</mi>
        </msub>
        <mo stretchy="false">≡</mo>
        <msub>
          <mi>λ</mi>
          <mi mathvariant="italic">ys</mi>
        </msub>
      </mrow>
    </mrow>
    <annotation encoding="StarMath 5.0">λ_{yy} = 0; λ_{y} equiv λ_{ys}   </annotation>
  </semantics>
</math>
</file>

<file path=Object 89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o stretchy="false">∣</mo>
            <mi>y</mi>
          </mrow>
        </mrow>
        <mo fence="true" form="postfix" stretchy="false">)</mo>
      </mrow>
    </mrow>
    <annotation encoding="StarMath 5.0">p( x divides y )</annotation>
  </semantics>
</math>
</file>